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 Light" svg:font-family="'Calibri Light', 'Calibri Light EmbeddedFont', 'Calibri Light MSFontService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ubtitle">
      <style:text-properties officeooo:rsid="000b00dc" officeooo:paragraph-rsid="000b00dc"/>
    </style:style>
    <style:style style:name="P2" style:family="paragraph" style:parent-style-name="Text_20_body">
      <style:text-properties officeooo:paragraph-rsid="000f57e8"/>
    </style:style>
    <style:style style:name="P3" style:family="paragraph" style:parent-style-name="Text_20_body">
      <style:text-properties officeooo:paragraph-rsid="0010bcae"/>
    </style:style>
    <style:style style:name="P4" style:family="paragraph" style:parent-style-name="Text_20_body">
      <style:text-properties officeooo:paragraph-rsid="00123f7c"/>
    </style:style>
    <style:style style:name="P5" style:family="paragraph" style:parent-style-name="Text_20_body">
      <style:text-properties officeooo:paragraph-rsid="0013d5ef"/>
    </style:style>
    <style:style style:name="P6" style:family="paragraph" style:parent-style-name="Text_20_body">
      <style:text-properties officeooo:paragraph-rsid="0015a55e"/>
    </style:style>
    <style:style style:name="P7" style:family="paragraph" style:parent-style-name="Text_20_body">
      <style:text-properties officeooo:paragraph-rsid="0015aba1"/>
    </style:style>
    <style:style style:name="P8" style:family="paragraph" style:parent-style-name="Text_20_body">
      <style:text-properties officeooo:paragraph-rsid="00169723"/>
    </style:style>
    <style:style style:name="P9" style:family="paragraph" style:parent-style-name="Text_20_body">
      <style:text-properties fo:font-style="italic" officeooo:paragraph-rsid="000b00dc" style:font-style-asian="italic" style:font-style-complex="italic"/>
    </style:style>
    <style:style style:name="P10" style:family="paragraph" style:parent-style-name="Text_20_body">
      <style:text-properties fo:font-style="italic" officeooo:rsid="000bdb35" officeooo:paragraph-rsid="000bdb35" style:font-style-asian="italic" style:font-style-complex="italic"/>
    </style:style>
    <style:style style:name="P11" style:family="paragraph" style:parent-style-name="Text_20_body">
      <style:text-properties fo:font-style="italic" officeooo:paragraph-rsid="000d60ce" style:font-style-asian="italic" style:font-style-complex="italic"/>
    </style:style>
    <style:style style:name="P12" style:family="paragraph" style:parent-style-name="Text_20_body">
      <style:text-properties officeooo:paragraph-rsid="000e7176"/>
    </style:style>
    <style:style style:name="P13" style:family="paragraph" style:parent-style-name="Text_20_body">
      <style:text-properties officeooo:paragraph-rsid="001e46cc"/>
    </style:style>
    <style:style style:name="P14" style:family="paragraph" style:parent-style-name="Text_20_body">
      <style:text-properties officeooo:paragraph-rsid="001e8bd3"/>
    </style:style>
    <style:style style:name="P15" style:family="paragraph" style:parent-style-name="Text_20_body">
      <style:text-properties officeooo:paragraph-rsid="001fd43a"/>
    </style:style>
    <style:style style:name="P16" style:family="paragraph" style:parent-style-name="Text_20_body">
      <style:text-properties officeooo:paragraph-rsid="002080b1"/>
    </style:style>
    <style:style style:name="P17" style:family="paragraph" style:parent-style-name="Text_20_body">
      <style:text-properties officeooo:paragraph-rsid="00215b20"/>
    </style:style>
    <style:style style:name="P18" style:family="paragraph" style:parent-style-name="Text_20_body">
      <style:text-properties officeooo:paragraph-rsid="00225839"/>
    </style:style>
    <style:style style:name="P19" style:family="paragraph" style:parent-style-name="Text_20_body">
      <style:text-properties officeooo:paragraph-rsid="002492cd"/>
    </style:style>
    <style:style style:name="P20" style:family="paragraph" style:parent-style-name="Text_20_body">
      <style:text-properties officeooo:paragraph-rsid="002761c5"/>
    </style:style>
    <style:style style:name="P21" style:family="paragraph" style:parent-style-name="Text_20_body">
      <style:text-properties officeooo:paragraph-rsid="00288ae5"/>
    </style:style>
    <style:style style:name="P22" style:family="paragraph" style:parent-style-name="Text_20_body">
      <style:text-properties officeooo:paragraph-rsid="00292cd2"/>
    </style:style>
    <style:style style:name="P23" style:family="paragraph" style:parent-style-name="Text_20_body">
      <style:text-properties officeooo:paragraph-rsid="002ab543"/>
    </style:style>
    <style:style style:name="P24" style:family="paragraph" style:parent-style-name="Text_20_body">
      <style:text-properties officeooo:paragraph-rsid="00304d47"/>
    </style:style>
    <style:style style:name="P25" style:family="paragraph" style:parent-style-name="Text_20_body">
      <style:text-properties officeooo:paragraph-rsid="0031ced0"/>
    </style:style>
    <style:style style:name="P26" style:family="paragraph" style:parent-style-name="Text_20_body">
      <style:text-properties officeooo:paragraph-rsid="0032d864"/>
    </style:style>
    <style:style style:name="P27" style:family="paragraph" style:parent-style-name="Text_20_body">
      <style:text-properties officeooo:paragraph-rsid="00343c3d"/>
    </style:style>
    <style:style style:name="P28" style:family="paragraph" style:parent-style-name="Text_20_body">
      <style:text-properties officeooo:paragraph-rsid="0036019c"/>
    </style:style>
    <style:style style:name="P29" style:family="paragraph" style:parent-style-name="Title">
      <style:text-properties style:font-name="Calibri Light" fo:font-size="28pt" fo:language="es" fo:country="ES" officeooo:paragraph-rsid="000b00dc"/>
    </style:style>
    <style:style style:name="P30" style:family="paragraph" style:parent-style-name="Heading_20_1">
      <style:text-properties officeooo:rsid="000b00dc" officeooo:paragraph-rsid="000b00dc"/>
    </style:style>
    <style:style style:name="P31" style:family="paragraph" style:parent-style-name="Text_20_body" style:list-style-name="Numbering_20_123">
      <style:text-properties officeooo:paragraph-rsid="000b00dc"/>
    </style:style>
    <style:style style:name="P32" style:family="paragraph" style:parent-style-name="Text_20_body" style:list-style-name="List_20_1">
      <style:text-properties officeooo:paragraph-rsid="000f57e8"/>
    </style:style>
    <style:style style:name="P33" style:family="paragraph" style:parent-style-name="Text_20_body" style:list-style-name="List_20_1">
      <style:text-properties officeooo:paragraph-rsid="0010bcae"/>
    </style:style>
    <style:style style:name="P34" style:family="paragraph" style:parent-style-name="Text_20_body" style:list-style-name="List_20_1">
      <style:text-properties officeooo:paragraph-rsid="00123f7c"/>
    </style:style>
    <style:style style:name="P35" style:family="paragraph" style:parent-style-name="Text_20_body" style:list-style-name="List_20_1">
      <style:text-properties officeooo:paragraph-rsid="0013d5ef"/>
    </style:style>
    <style:style style:name="P36" style:family="paragraph" style:parent-style-name="Text_20_body" style:list-style-name="List_20_1">
      <style:text-properties officeooo:paragraph-rsid="0015a55e"/>
    </style:style>
    <style:style style:name="P37" style:family="paragraph" style:parent-style-name="Text_20_body" style:list-style-name="List_20_1">
      <style:text-properties officeooo:paragraph-rsid="0015aba1"/>
    </style:style>
    <style:style style:name="P38" style:family="paragraph" style:parent-style-name="Text_20_body" style:list-style-name="List_20_1">
      <style:text-properties officeooo:paragraph-rsid="00169723"/>
    </style:style>
    <style:style style:name="P39" style:family="paragraph" style:parent-style-name="Text_20_body" style:list-style-name="List_20_1">
      <style:text-properties officeooo:paragraph-rsid="001e46cc"/>
    </style:style>
    <style:style style:name="P40" style:family="paragraph" style:parent-style-name="Text_20_body" style:list-style-name="List_20_1">
      <style:text-properties officeooo:paragraph-rsid="001e8bd3"/>
    </style:style>
    <style:style style:name="P41" style:family="paragraph" style:parent-style-name="Text_20_body" style:list-style-name="List_20_1">
      <style:text-properties officeooo:paragraph-rsid="001fd43a"/>
    </style:style>
    <style:style style:name="P42" style:family="paragraph" style:parent-style-name="Text_20_body" style:list-style-name="List_20_1">
      <style:text-properties officeooo:paragraph-rsid="002080b1"/>
    </style:style>
    <style:style style:name="P43" style:family="paragraph" style:parent-style-name="Text_20_body" style:list-style-name="List_20_1">
      <style:text-properties officeooo:paragraph-rsid="00215b20"/>
    </style:style>
    <style:style style:name="P44" style:family="paragraph" style:parent-style-name="Text_20_body" style:list-style-name="List_20_1">
      <style:text-properties officeooo:paragraph-rsid="00225839"/>
    </style:style>
    <style:style style:name="P45" style:family="paragraph" style:parent-style-name="Text_20_body" style:list-style-name="List_20_1">
      <style:text-properties officeooo:paragraph-rsid="0022d69c"/>
    </style:style>
    <style:style style:name="P46" style:family="paragraph" style:parent-style-name="Text_20_body" style:list-style-name="List_20_1">
      <style:text-properties officeooo:paragraph-rsid="002492cd"/>
    </style:style>
    <style:style style:name="P47" style:family="paragraph" style:parent-style-name="Text_20_body" style:list-style-name="List_20_1">
      <style:text-properties officeooo:paragraph-rsid="002761c5"/>
    </style:style>
    <style:style style:name="P48" style:family="paragraph" style:parent-style-name="Text_20_body" style:list-style-name="List_20_1">
      <style:text-properties officeooo:paragraph-rsid="00288ae5"/>
    </style:style>
    <style:style style:name="P49" style:family="paragraph" style:parent-style-name="Text_20_body" style:list-style-name="List_20_1">
      <style:text-properties officeooo:paragraph-rsid="00292cd2"/>
    </style:style>
    <style:style style:name="P50" style:family="paragraph" style:parent-style-name="Text_20_body" style:list-style-name="List_20_1">
      <style:text-properties officeooo:paragraph-rsid="002ab543"/>
    </style:style>
    <style:style style:name="P51" style:family="paragraph" style:parent-style-name="Text_20_body" style:list-style-name="List_20_1">
      <style:text-properties officeooo:paragraph-rsid="002bf105"/>
    </style:style>
    <style:style style:name="P52" style:family="paragraph" style:parent-style-name="Text_20_body" style:list-style-name="List_20_1">
      <style:text-properties officeooo:paragraph-rsid="00304d47"/>
    </style:style>
    <style:style style:name="P53" style:family="paragraph" style:parent-style-name="Text_20_body" style:list-style-name="List_20_1">
      <style:text-properties officeooo:paragraph-rsid="0031ced0"/>
    </style:style>
    <style:style style:name="P54" style:family="paragraph" style:parent-style-name="Text_20_body" style:list-style-name="List_20_1">
      <style:text-properties officeooo:paragraph-rsid="0032d864"/>
    </style:style>
    <style:style style:name="P55" style:family="paragraph" style:parent-style-name="Text_20_body" style:list-style-name="List_20_1">
      <style:text-properties officeooo:paragraph-rsid="00343c3d"/>
    </style:style>
    <style:style style:name="P56" style:family="paragraph" style:parent-style-name="Text_20_body" style:list-style-name="List_20_1">
      <style:text-properties officeooo:paragraph-rsid="00344ca8"/>
    </style:style>
    <style:style style:name="P57" style:family="paragraph" style:parent-style-name="Text_20_body" style:list-style-name="List_20_1">
      <style:text-properties officeooo:paragraph-rsid="0036019c"/>
    </style:style>
    <style:style style:name="P58" style:family="paragraph" style:parent-style-name="Text_20_body" style:list-style-name="List_20_1">
      <style:text-properties officeooo:paragraph-rsid="000e7176"/>
    </style:style>
    <style:style style:name="P59" style:family="paragraph" style:parent-style-name="Text_20_body" style:list-style-name="List_20_1">
      <style:text-properties officeooo:paragraph-rsid="0041a153"/>
    </style:style>
    <style:style style:name="P60" style:family="paragraph" style:parent-style-name="Text_20_body" style:list-style-name="List_20_1">
      <style:text-properties officeooo:paragraph-rsid="0043e2b5"/>
    </style:style>
    <style:style style:name="P61" style:family="paragraph" style:parent-style-name="Text_20_body" style:list-style-name="List_20_1">
      <style:text-properties officeooo:paragraph-rsid="0072f2e3"/>
    </style:style>
    <style:style style:name="P62" style:family="paragraph" style:parent-style-name="Text_20_body" style:list-style-name="List_20_1">
      <style:text-properties fo:font-weight="bold" officeooo:rsid="000bdb35" officeooo:paragraph-rsid="000bdb35" style:font-weight-asian="bold" style:font-weight-complex="bold"/>
    </style:style>
    <style:style style:name="P63" style:family="paragraph" style:parent-style-name="Text_20_body" style:list-style-name="List_20_1">
      <style:text-properties fo:font-weight="bold" officeooo:rsid="000bdb35" officeooo:paragraph-rsid="000e7176" style:font-weight-asian="bold" style:font-weight-complex="bold"/>
    </style:style>
    <style:style style:name="P64" style:family="paragraph" style:parent-style-name="Text_20_body" style:list-style-name="List_20_1">
      <style:text-properties fo:font-weight="bold" officeooo:rsid="000bdb35" officeooo:paragraph-rsid="000f57e8" style:font-weight-asian="bold" style:font-weight-complex="bold"/>
    </style:style>
    <style:style style:name="P65" style:family="paragraph" style:parent-style-name="Text_20_body" style:list-style-name="List_20_1">
      <style:text-properties fo:font-weight="bold" officeooo:rsid="000bdb35" officeooo:paragraph-rsid="0010bcae" style:font-weight-asian="bold" style:font-weight-complex="bold"/>
    </style:style>
    <style:style style:name="P66" style:family="paragraph" style:parent-style-name="Text_20_body" style:list-style-name="List_20_1">
      <style:text-properties fo:font-weight="bold" officeooo:rsid="000bdb35" officeooo:paragraph-rsid="00123f7c" style:font-weight-asian="bold" style:font-weight-complex="bold"/>
    </style:style>
    <style:style style:name="P67" style:family="paragraph" style:parent-style-name="Text_20_body" style:list-style-name="List_20_1">
      <style:text-properties fo:font-weight="bold" officeooo:rsid="000bdb35" officeooo:paragraph-rsid="0013d5ef" style:font-weight-asian="bold" style:font-weight-complex="bold"/>
    </style:style>
    <style:style style:name="P68" style:family="paragraph" style:parent-style-name="Text_20_body" style:list-style-name="List_20_1">
      <style:text-properties fo:font-weight="bold" officeooo:rsid="000bdb35" officeooo:paragraph-rsid="0015a55e" style:font-weight-asian="bold" style:font-weight-complex="bold"/>
    </style:style>
    <style:style style:name="P69" style:family="paragraph" style:parent-style-name="Text_20_body" style:list-style-name="List_20_1">
      <style:text-properties fo:font-weight="bold" officeooo:rsid="000bdb35" officeooo:paragraph-rsid="0015aba1" style:font-weight-asian="bold" style:font-weight-complex="bold"/>
    </style:style>
    <style:style style:name="P70" style:family="paragraph" style:parent-style-name="Text_20_body" style:list-style-name="List_20_1">
      <style:text-properties fo:font-weight="bold" officeooo:rsid="000bdb35" officeooo:paragraph-rsid="00169723" style:font-weight-asian="bold" style:font-weight-complex="bold"/>
    </style:style>
    <style:style style:name="P71" style:family="paragraph" style:parent-style-name="Text_20_body" style:list-style-name="List_20_1">
      <style:text-properties fo:font-weight="bold" officeooo:rsid="000bdb35" officeooo:paragraph-rsid="001e46cc" style:font-weight-asian="bold" style:font-weight-complex="bold"/>
    </style:style>
    <style:style style:name="P72" style:family="paragraph" style:parent-style-name="Text_20_body" style:list-style-name="List_20_1">
      <style:text-properties fo:font-weight="bold" officeooo:rsid="000bdb35" officeooo:paragraph-rsid="001e8bd3" style:font-weight-asian="bold" style:font-weight-complex="bold"/>
    </style:style>
    <style:style style:name="P73" style:family="paragraph" style:parent-style-name="Text_20_body" style:list-style-name="List_20_1">
      <style:text-properties fo:font-weight="bold" officeooo:rsid="000bdb35" officeooo:paragraph-rsid="001fd43a" style:font-weight-asian="bold" style:font-weight-complex="bold"/>
    </style:style>
    <style:style style:name="P74" style:family="paragraph" style:parent-style-name="Text_20_body" style:list-style-name="List_20_1">
      <style:text-properties fo:font-weight="bold" officeooo:rsid="000bdb35" officeooo:paragraph-rsid="002080b1" style:font-weight-asian="bold" style:font-weight-complex="bold"/>
    </style:style>
    <style:style style:name="P75" style:family="paragraph" style:parent-style-name="Text_20_body" style:list-style-name="List_20_1">
      <style:text-properties fo:font-weight="bold" officeooo:rsid="000bdb35" officeooo:paragraph-rsid="00215b20" style:font-weight-asian="bold" style:font-weight-complex="bold"/>
    </style:style>
    <style:style style:name="P76" style:family="paragraph" style:parent-style-name="Text_20_body" style:list-style-name="List_20_1">
      <style:text-properties fo:font-weight="bold" officeooo:rsid="000bdb35" officeooo:paragraph-rsid="00225839" style:font-weight-asian="bold" style:font-weight-complex="bold"/>
    </style:style>
    <style:style style:name="P77" style:family="paragraph" style:parent-style-name="Text_20_body" style:list-style-name="List_20_1">
      <style:text-properties fo:font-weight="bold" officeooo:rsid="000bdb35" officeooo:paragraph-rsid="002492cd" style:font-weight-asian="bold" style:font-weight-complex="bold"/>
    </style:style>
    <style:style style:name="P78" style:family="paragraph" style:parent-style-name="Text_20_body" style:list-style-name="List_20_1">
      <style:text-properties fo:font-weight="bold" officeooo:rsid="000bdb35" officeooo:paragraph-rsid="002761c5" style:font-weight-asian="bold" style:font-weight-complex="bold"/>
    </style:style>
    <style:style style:name="P79" style:family="paragraph" style:parent-style-name="Text_20_body" style:list-style-name="List_20_1">
      <style:text-properties fo:font-weight="bold" officeooo:rsid="000bdb35" officeooo:paragraph-rsid="00288ae5" style:font-weight-asian="bold" style:font-weight-complex="bold"/>
    </style:style>
    <style:style style:name="P80" style:family="paragraph" style:parent-style-name="Text_20_body" style:list-style-name="List_20_1">
      <style:text-properties fo:font-weight="bold" officeooo:rsid="000bdb35" officeooo:paragraph-rsid="00292cd2" style:font-weight-asian="bold" style:font-weight-complex="bold"/>
    </style:style>
    <style:style style:name="P81" style:family="paragraph" style:parent-style-name="Text_20_body" style:list-style-name="List_20_1">
      <style:text-properties fo:font-weight="bold" officeooo:rsid="000bdb35" officeooo:paragraph-rsid="002ab543" style:font-weight-asian="bold" style:font-weight-complex="bold"/>
    </style:style>
    <style:style style:name="P82" style:family="paragraph" style:parent-style-name="Text_20_body" style:list-style-name="List_20_1">
      <style:text-properties fo:font-weight="bold" officeooo:rsid="000bdb35" officeooo:paragraph-rsid="00304d47" style:font-weight-asian="bold" style:font-weight-complex="bold"/>
    </style:style>
    <style:style style:name="P83" style:family="paragraph" style:parent-style-name="Text_20_body" style:list-style-name="List_20_1">
      <style:text-properties fo:font-weight="bold" officeooo:rsid="000bdb35" officeooo:paragraph-rsid="0031ced0" style:font-weight-asian="bold" style:font-weight-complex="bold"/>
    </style:style>
    <style:style style:name="P84" style:family="paragraph" style:parent-style-name="Text_20_body" style:list-style-name="List_20_1">
      <style:text-properties fo:font-weight="bold" officeooo:rsid="000bdb35" officeooo:paragraph-rsid="0032d864" style:font-weight-asian="bold" style:font-weight-complex="bold"/>
    </style:style>
    <style:style style:name="P85" style:family="paragraph" style:parent-style-name="Text_20_body" style:list-style-name="List_20_1">
      <style:text-properties fo:font-weight="bold" officeooo:rsid="000bdb35" officeooo:paragraph-rsid="00343c3d" style:font-weight-asian="bold" style:font-weight-complex="bold"/>
    </style:style>
    <style:style style:name="P86" style:family="paragraph" style:parent-style-name="Text_20_body" style:list-style-name="List_20_1">
      <style:text-properties fo:font-weight="bold" officeooo:rsid="000bdb35" officeooo:paragraph-rsid="0036019c" style:font-weight-asian="bold" style:font-weight-complex="bold"/>
    </style:style>
    <style:style style:name="P87" style:family="paragraph" style:parent-style-name="Text_20_body" style:list-style-name="List_20_1">
      <style:text-properties fo:font-weight="bold" officeooo:rsid="000bdb35" officeooo:paragraph-rsid="0040cc31" style:font-weight-asian="bold" style:font-weight-complex="bold"/>
    </style:style>
    <style:style style:name="P88" style:family="paragraph" style:parent-style-name="Text_20_body" style:list-style-name="List_20_1">
      <style:text-properties fo:font-weight="bold" officeooo:rsid="000bdb35" officeooo:paragraph-rsid="00449501" style:font-weight-asian="bold" style:font-weight-complex="bold"/>
    </style:style>
    <style:style style:name="P89" style:family="paragraph" style:parent-style-name="Text_20_body" style:list-style-name="List_20_1">
      <style:text-properties fo:font-weight="bold" officeooo:rsid="000bdb35" officeooo:paragraph-rsid="00460177" style:font-weight-asian="bold" style:font-weight-complex="bold"/>
    </style:style>
    <style:style style:name="P90" style:family="paragraph" style:parent-style-name="Text_20_body" style:list-style-name="List_20_1">
      <style:text-properties fo:font-weight="bold" officeooo:rsid="000bdb35" officeooo:paragraph-rsid="00470f3f" style:font-weight-asian="bold" style:font-weight-complex="bold"/>
    </style:style>
    <style:style style:name="P91" style:family="paragraph" style:parent-style-name="Text_20_body" style:list-style-name="List_20_1">
      <style:text-properties fo:font-weight="bold" officeooo:rsid="000bdb35" officeooo:paragraph-rsid="0050d2f6" style:font-weight-asian="bold" style:font-weight-complex="bold"/>
    </style:style>
    <style:style style:name="P92" style:family="paragraph" style:parent-style-name="Text_20_body" style:list-style-name="List_20_1">
      <style:text-properties fo:font-weight="bold" officeooo:rsid="000bdb35" officeooo:paragraph-rsid="0064bcc5" style:font-weight-asian="bold" style:font-weight-complex="bold"/>
    </style:style>
    <style:style style:name="P93" style:family="paragraph" style:parent-style-name="Text_20_body" style:list-style-name="List_20_1">
      <style:text-properties fo:font-weight="bold" officeooo:rsid="000bdb35" officeooo:paragraph-rsid="0064d659" style:font-weight-asian="bold" style:font-weight-complex="bold"/>
    </style:style>
    <style:style style:name="P94" style:family="paragraph" style:parent-style-name="Text_20_body" style:list-style-name="List_20_1">
      <style:text-properties fo:font-weight="bold" officeooo:rsid="000bdb35" officeooo:paragraph-rsid="00663ad0" style:font-weight-asian="bold" style:font-weight-complex="bold"/>
    </style:style>
    <style:style style:name="P95" style:family="paragraph" style:parent-style-name="Text_20_body" style:list-style-name="List_20_1">
      <style:text-properties fo:font-weight="bold" officeooo:rsid="000bdb35" officeooo:paragraph-rsid="0071d450" style:font-weight-asian="bold" style:font-weight-complex="bold"/>
    </style:style>
    <style:style style:name="P96" style:family="paragraph" style:parent-style-name="Text_20_body" style:list-style-name="List_20_1">
      <style:text-properties fo:font-weight="bold" officeooo:rsid="000bdb35" officeooo:paragraph-rsid="0072f2e3" style:font-weight-asian="bold" style:font-weight-complex="bold"/>
    </style:style>
    <style:style style:name="P97" style:family="paragraph" style:parent-style-name="Text_20_body" style:list-style-name="List_20_1">
      <style:text-properties fo:font-weight="bold" officeooo:rsid="000bdb35" officeooo:paragraph-rsid="0073ad88" style:font-weight-asian="bold" style:font-weight-complex="bold"/>
    </style:style>
    <style:style style:name="P98" style:family="paragraph" style:parent-style-name="Text_20_body" style:list-style-name="List_20_1">
      <style:text-properties fo:font-weight="bold" officeooo:rsid="000d60ce" officeooo:paragraph-rsid="000d60ce" style:font-weight-asian="bold" style:font-weight-complex="bold"/>
    </style:style>
    <style:style style:name="P99" style:family="paragraph" style:parent-style-name="Text_20_body" style:list-style-name="List_20_1">
      <style:text-properties fo:font-weight="bold" officeooo:rsid="000d60ce" officeooo:paragraph-rsid="00398809" style:font-weight-asian="bold" style:font-weight-complex="bold"/>
    </style:style>
    <style:style style:name="P100" style:family="paragraph" style:parent-style-name="Text_20_body" style:list-style-name="List_20_1">
      <style:text-properties fo:font-weight="bold" officeooo:rsid="00449501" officeooo:paragraph-rsid="00449501" style:font-weight-asian="bold" style:font-weight-complex="bold"/>
    </style:style>
    <style:style style:name="P101" style:family="paragraph" style:parent-style-name="Text_20_body" style:list-style-name="List_20_1">
      <style:text-properties fo:font-weight="bold" officeooo:rsid="00449501" officeooo:paragraph-rsid="0046330a" style:font-weight-asian="bold" style:font-weight-complex="bold"/>
    </style:style>
    <style:style style:name="P102" style:family="paragraph" style:parent-style-name="Text_20_body" style:list-style-name="List_20_1">
      <style:text-properties fo:font-weight="bold" officeooo:rsid="00449501" officeooo:paragraph-rsid="0047f860" style:font-weight-asian="bold" style:font-weight-complex="bold"/>
    </style:style>
    <style:style style:name="P103" style:family="paragraph" style:parent-style-name="Text_20_body" style:list-style-name="List_20_1">
      <style:text-properties officeooo:rsid="000bdb35" officeooo:paragraph-rsid="000bdb35"/>
    </style:style>
    <style:style style:name="P104" style:family="paragraph" style:parent-style-name="Text_20_body" style:list-style-name="List_20_1">
      <style:text-properties fo:font-weight="normal" officeooo:rsid="000bdb35" officeooo:paragraph-rsid="000bdb35" style:font-weight-asian="normal" style:font-weight-complex="normal"/>
    </style:style>
    <style:style style:name="P105" style:family="paragraph" style:parent-style-name="Text_20_body" style:list-style-name="List_20_1">
      <style:text-properties fo:font-weight="normal" officeooo:rsid="000bdb35" officeooo:paragraph-rsid="00398809" style:font-weight-asian="normal" style:font-weight-complex="normal"/>
    </style:style>
    <style:style style:name="P106" style:family="paragraph" style:parent-style-name="Text_20_body" style:list-style-name="List_20_1">
      <style:text-properties fo:font-weight="normal" officeooo:rsid="000bdb35" officeooo:paragraph-rsid="003ac2dc" style:font-weight-asian="normal" style:font-weight-complex="normal"/>
    </style:style>
    <style:style style:name="P107" style:family="paragraph" style:parent-style-name="Text_20_body" style:list-style-name="List_20_1">
      <style:text-properties fo:font-weight="normal" officeooo:rsid="000bdb35" officeooo:paragraph-rsid="000e7176" style:font-weight-asian="normal" style:font-weight-complex="normal"/>
    </style:style>
    <style:style style:name="P108" style:family="paragraph" style:parent-style-name="Text_20_body" style:list-style-name="List_20_1">
      <style:text-properties fo:font-weight="normal" officeooo:rsid="000bdb35" officeooo:paragraph-rsid="0010bcae" style:font-weight-asian="normal" style:font-weight-complex="normal"/>
    </style:style>
    <style:style style:name="P109" style:family="paragraph" style:parent-style-name="Text_20_body" style:list-style-name="List_20_1">
      <style:text-properties fo:font-weight="normal" officeooo:rsid="000bdb35" officeooo:paragraph-rsid="0041a153" style:font-weight-asian="normal" style:font-weight-complex="normal"/>
    </style:style>
    <style:style style:name="P110" style:family="paragraph" style:parent-style-name="Text_20_body" style:list-style-name="List_20_1">
      <style:text-properties fo:font-weight="normal" officeooo:rsid="000bdb35" officeooo:paragraph-rsid="0042f3fa" style:font-weight-asian="normal" style:font-weight-complex="normal"/>
    </style:style>
    <style:style style:name="P111" style:family="paragraph" style:parent-style-name="Text_20_body" style:list-style-name="List_20_1">
      <style:text-properties fo:font-weight="normal" officeooo:rsid="000bdb35" officeooo:paragraph-rsid="00449501" style:font-weight-asian="normal" style:font-weight-complex="normal"/>
    </style:style>
    <style:style style:name="P112" style:family="paragraph" style:parent-style-name="Text_20_body" style:list-style-name="List_20_1">
      <style:text-properties fo:font-weight="normal" officeooo:rsid="000bdb35" officeooo:paragraph-rsid="00460177" style:font-weight-asian="normal" style:font-weight-complex="normal"/>
    </style:style>
    <style:style style:name="P113" style:family="paragraph" style:parent-style-name="Text_20_body" style:list-style-name="List_20_1">
      <style:text-properties fo:font-weight="normal" officeooo:rsid="000bdb35" officeooo:paragraph-rsid="00470f3f" style:font-weight-asian="normal" style:font-weight-complex="normal"/>
    </style:style>
    <style:style style:name="P114" style:family="paragraph" style:parent-style-name="Text_20_body" style:list-style-name="List_20_1">
      <style:text-properties fo:font-weight="normal" officeooo:rsid="000bdb35" officeooo:paragraph-rsid="0013d5ef" style:font-weight-asian="normal" style:font-weight-complex="normal"/>
    </style:style>
    <style:style style:name="P115" style:family="paragraph" style:parent-style-name="Text_20_body" style:list-style-name="List_20_1">
      <style:text-properties fo:font-weight="normal" officeooo:rsid="000bdb35" officeooo:paragraph-rsid="0015a55e" style:font-weight-asian="normal" style:font-weight-complex="normal"/>
    </style:style>
    <style:style style:name="P116" style:family="paragraph" style:parent-style-name="Text_20_body" style:list-style-name="List_20_1">
      <style:text-properties fo:font-weight="normal" officeooo:rsid="000bdb35" officeooo:paragraph-rsid="004d4bd9" style:font-weight-asian="normal" style:font-weight-complex="normal"/>
    </style:style>
    <style:style style:name="P117" style:family="paragraph" style:parent-style-name="Text_20_body" style:list-style-name="List_20_1">
      <style:text-properties fo:font-weight="normal" officeooo:rsid="000bdb35" officeooo:paragraph-rsid="0050d2f6" style:font-weight-asian="normal" style:font-weight-complex="normal"/>
    </style:style>
    <style:style style:name="P118" style:family="paragraph" style:parent-style-name="Text_20_body" style:list-style-name="List_20_1">
      <style:text-properties fo:font-weight="normal" officeooo:rsid="000bdb35" officeooo:paragraph-rsid="00169723" style:font-weight-asian="normal" style:font-weight-complex="normal"/>
    </style:style>
    <style:style style:name="P119" style:family="paragraph" style:parent-style-name="Text_20_body" style:list-style-name="List_20_1">
      <style:text-properties fo:font-weight="normal" officeooo:rsid="000bdb35" officeooo:paragraph-rsid="001e46cc" style:font-weight-asian="normal" style:font-weight-complex="normal"/>
    </style:style>
    <style:style style:name="P120" style:family="paragraph" style:parent-style-name="Text_20_body" style:list-style-name="List_20_1">
      <style:text-properties fo:font-weight="normal" officeooo:rsid="000bdb35" officeooo:paragraph-rsid="001e8bd3" style:font-weight-asian="normal" style:font-weight-complex="normal"/>
    </style:style>
    <style:style style:name="P121" style:family="paragraph" style:parent-style-name="Text_20_body" style:list-style-name="List_20_1">
      <style:text-properties fo:font-weight="normal" officeooo:rsid="000bdb35" officeooo:paragraph-rsid="0053645c" style:font-weight-asian="normal" style:font-weight-complex="normal"/>
    </style:style>
    <style:style style:name="P122" style:family="paragraph" style:parent-style-name="Text_20_body" style:list-style-name="List_20_1">
      <style:text-properties fo:font-weight="normal" officeooo:rsid="000bdb35" officeooo:paragraph-rsid="0054916c" style:font-weight-asian="normal" style:font-weight-complex="normal"/>
    </style:style>
    <style:style style:name="P123" style:family="paragraph" style:parent-style-name="Text_20_body" style:list-style-name="List_20_1">
      <style:text-properties fo:font-weight="normal" officeooo:rsid="000bdb35" officeooo:paragraph-rsid="001fd43a" style:font-weight-asian="normal" style:font-weight-complex="normal"/>
    </style:style>
    <style:style style:name="P124" style:family="paragraph" style:parent-style-name="Text_20_body" style:list-style-name="List_20_1">
      <style:text-properties fo:font-weight="normal" officeooo:rsid="000bdb35" officeooo:paragraph-rsid="0056194c" style:font-weight-asian="normal" style:font-weight-complex="normal"/>
    </style:style>
    <style:style style:name="P125" style:family="paragraph" style:parent-style-name="Text_20_body" style:list-style-name="List_20_1">
      <style:text-properties fo:font-weight="normal" officeooo:rsid="000bdb35" officeooo:paragraph-rsid="0056a30b" style:font-weight-asian="normal" style:font-weight-complex="normal"/>
    </style:style>
    <style:style style:name="P126" style:family="paragraph" style:parent-style-name="Text_20_body" style:list-style-name="List_20_1">
      <style:text-properties fo:font-weight="normal" officeooo:rsid="000bdb35" officeooo:paragraph-rsid="00587d8f" style:font-weight-asian="normal" style:font-weight-complex="normal"/>
    </style:style>
    <style:style style:name="P127" style:family="paragraph" style:parent-style-name="Text_20_body" style:list-style-name="List_20_1">
      <style:text-properties fo:font-weight="normal" officeooo:rsid="000bdb35" officeooo:paragraph-rsid="005a5810" style:font-weight-asian="normal" style:font-weight-complex="normal"/>
    </style:style>
    <style:style style:name="P128" style:family="paragraph" style:parent-style-name="Text_20_body" style:list-style-name="List_20_1">
      <style:text-properties fo:font-weight="normal" officeooo:rsid="000bdb35" officeooo:paragraph-rsid="005c278e" style:font-weight-asian="normal" style:font-weight-complex="normal"/>
    </style:style>
    <style:style style:name="P129" style:family="paragraph" style:parent-style-name="Text_20_body" style:list-style-name="List_20_1">
      <style:text-properties fo:font-weight="normal" officeooo:rsid="000bdb35" officeooo:paragraph-rsid="005d9a57" style:font-weight-asian="normal" style:font-weight-complex="normal"/>
    </style:style>
    <style:style style:name="P130" style:family="paragraph" style:parent-style-name="Text_20_body" style:list-style-name="List_20_1">
      <style:text-properties fo:font-weight="normal" officeooo:rsid="000bdb35" officeooo:paragraph-rsid="00215b20" style:font-weight-asian="normal" style:font-weight-complex="normal"/>
    </style:style>
    <style:style style:name="P131" style:family="paragraph" style:parent-style-name="Text_20_body" style:list-style-name="List_20_1">
      <style:text-properties fo:font-weight="normal" officeooo:rsid="000bdb35" officeooo:paragraph-rsid="0060affc" style:font-weight-asian="normal" style:font-weight-complex="normal"/>
    </style:style>
    <style:style style:name="P132" style:family="paragraph" style:parent-style-name="Text_20_body" style:list-style-name="List_20_1">
      <style:text-properties fo:font-weight="normal" officeooo:rsid="000bdb35" officeooo:paragraph-rsid="006105eb" style:font-weight-asian="normal" style:font-weight-complex="normal"/>
    </style:style>
    <style:style style:name="P133" style:family="paragraph" style:parent-style-name="Text_20_body" style:list-style-name="List_20_1">
      <style:text-properties fo:font-weight="normal" officeooo:rsid="000bdb35" officeooo:paragraph-rsid="00617390" style:font-weight-asian="normal" style:font-weight-complex="normal"/>
    </style:style>
    <style:style style:name="P134" style:family="paragraph" style:parent-style-name="Text_20_body" style:list-style-name="List_20_1">
      <style:text-properties fo:font-weight="normal" officeooo:rsid="000bdb35" officeooo:paragraph-rsid="00288ae5" style:font-weight-asian="normal" style:font-weight-complex="normal"/>
    </style:style>
    <style:style style:name="P135" style:family="paragraph" style:parent-style-name="Text_20_body" style:list-style-name="List_20_1">
      <style:text-properties fo:font-weight="normal" officeooo:rsid="000bdb35" officeooo:paragraph-rsid="00292cd2" style:font-weight-asian="normal" style:font-weight-complex="normal"/>
    </style:style>
    <style:style style:name="P136" style:family="paragraph" style:parent-style-name="Text_20_body" style:list-style-name="List_20_1">
      <style:text-properties fo:font-weight="normal" officeooo:rsid="000bdb35" officeooo:paragraph-rsid="002ab543" style:font-weight-asian="normal" style:font-weight-complex="normal"/>
    </style:style>
    <style:style style:name="P137" style:family="paragraph" style:parent-style-name="Text_20_body" style:list-style-name="List_20_1">
      <style:text-properties fo:font-weight="normal" officeooo:rsid="000bdb35" officeooo:paragraph-rsid="00304d47" style:font-weight-asian="normal" style:font-weight-complex="normal"/>
    </style:style>
    <style:style style:name="P138" style:family="paragraph" style:parent-style-name="Text_20_body" style:list-style-name="List_20_1">
      <style:text-properties fo:font-weight="normal" officeooo:rsid="000bdb35" officeooo:paragraph-rsid="00690e5d" style:font-weight-asian="normal" style:font-weight-complex="normal"/>
    </style:style>
    <style:style style:name="P139" style:family="paragraph" style:parent-style-name="Text_20_body" style:list-style-name="List_20_1">
      <style:text-properties fo:font-weight="normal" officeooo:rsid="000bdb35" officeooo:paragraph-rsid="0031ced0" style:font-weight-asian="normal" style:font-weight-complex="normal"/>
    </style:style>
    <style:style style:name="P140" style:family="paragraph" style:parent-style-name="Text_20_body" style:list-style-name="List_20_1">
      <style:text-properties fo:font-weight="normal" officeooo:rsid="000bdb35" officeooo:paragraph-rsid="006c1fe7" style:font-weight-asian="normal" style:font-weight-complex="normal"/>
    </style:style>
    <style:style style:name="P141" style:family="paragraph" style:parent-style-name="Text_20_body" style:list-style-name="List_20_1">
      <style:text-properties fo:font-weight="normal" officeooo:rsid="000bdb35" officeooo:paragraph-rsid="006df3f8" style:font-weight-asian="normal" style:font-weight-complex="normal"/>
    </style:style>
    <style:style style:name="P142" style:family="paragraph" style:parent-style-name="Text_20_body" style:list-style-name="List_20_1">
      <style:text-properties fo:font-weight="normal" officeooo:rsid="000bdb35" officeooo:paragraph-rsid="006f3fd1" style:font-weight-asian="normal" style:font-weight-complex="normal"/>
    </style:style>
    <style:style style:name="P143" style:family="paragraph" style:parent-style-name="Text_20_body" style:list-style-name="List_20_1">
      <style:text-properties fo:font-weight="normal" officeooo:rsid="000bdb35" officeooo:paragraph-rsid="00343c3d" style:font-weight-asian="normal" style:font-weight-complex="normal"/>
    </style:style>
    <style:style style:name="P144" style:family="paragraph" style:parent-style-name="Text_20_body" style:list-style-name="List_20_1">
      <style:text-properties fo:font-weight="normal" officeooo:rsid="000bdb35" officeooo:paragraph-rsid="006fed4d" style:font-weight-asian="normal" style:font-weight-complex="normal"/>
    </style:style>
    <style:style style:name="P145" style:family="paragraph" style:parent-style-name="Text_20_body" style:list-style-name="List_20_1">
      <style:text-properties fo:font-weight="normal" officeooo:rsid="000bdb35" officeooo:paragraph-rsid="0036019c" style:font-weight-asian="normal" style:font-weight-complex="normal"/>
    </style:style>
    <style:style style:name="P146" style:family="paragraph" style:parent-style-name="Text_20_body" style:list-style-name="List_20_1">
      <style:text-properties fo:font-weight="normal" officeooo:rsid="000bdb35" officeooo:paragraph-rsid="00724854" style:font-weight-asian="normal" style:font-weight-complex="normal"/>
    </style:style>
    <style:style style:name="P147" style:family="paragraph" style:parent-style-name="Text_20_body" style:list-style-name="List_20_1">
      <style:text-properties fo:font-weight="normal" officeooo:rsid="000f0e72" officeooo:paragraph-rsid="000f0e72" style:font-weight-asian="normal" style:font-weight-complex="normal"/>
    </style:style>
    <style:style style:name="P148" style:family="paragraph" style:parent-style-name="Text_20_body" style:list-style-name="List_20_1">
      <style:text-properties fo:font-weight="normal" officeooo:rsid="000f0e72" officeooo:paragraph-rsid="000f57e8" style:font-weight-asian="normal" style:font-weight-complex="normal"/>
    </style:style>
    <style:style style:name="P149" style:family="paragraph" style:parent-style-name="Text_20_body" style:list-style-name="List_20_1">
      <style:text-properties fo:font-weight="normal" officeooo:rsid="000f0e72" officeooo:paragraph-rsid="00123f7c" style:font-weight-asian="normal" style:font-weight-complex="normal"/>
    </style:style>
    <style:style style:name="P150" style:family="paragraph" style:parent-style-name="Text_20_body" style:list-style-name="List_20_1">
      <style:text-properties fo:font-weight="normal" officeooo:rsid="0015a55e" officeooo:paragraph-rsid="0015a55e" style:font-weight-asian="normal" style:font-weight-complex="normal"/>
    </style:style>
    <style:style style:name="P151" style:family="paragraph" style:parent-style-name="Text_20_body" style:list-style-name="List_20_1">
      <style:text-properties fo:font-weight="normal" officeooo:rsid="00169723" officeooo:paragraph-rsid="00169723" style:font-weight-asian="normal" style:font-weight-complex="normal"/>
    </style:style>
    <style:style style:name="P152" style:family="paragraph" style:parent-style-name="Text_20_body" style:list-style-name="List_20_1">
      <style:text-properties fo:font-weight="normal" officeooo:rsid="0015aba1" officeooo:paragraph-rsid="0015aba1" style:font-weight-asian="normal" style:font-weight-complex="normal"/>
    </style:style>
    <style:style style:name="P153" style:family="paragraph" style:parent-style-name="Text_20_body" style:list-style-name="List_20_1">
      <style:text-properties fo:font-weight="normal" officeooo:rsid="0015aba1" officeooo:paragraph-rsid="00169723" style:font-weight-asian="normal" style:font-weight-complex="normal"/>
    </style:style>
    <style:style style:name="P154" style:family="paragraph" style:parent-style-name="Text_20_body" style:list-style-name="List_20_1">
      <style:text-properties fo:font-weight="normal" officeooo:rsid="001e8bd3" officeooo:paragraph-rsid="001e8bd3" style:font-weight-asian="normal" style:font-weight-complex="normal"/>
    </style:style>
    <style:style style:name="P155" style:family="paragraph" style:parent-style-name="Text_20_body" style:list-style-name="List_20_1">
      <style:text-properties fo:font-weight="normal" officeooo:rsid="00215b20" officeooo:paragraph-rsid="00215b20" style:font-weight-asian="normal" style:font-weight-complex="normal"/>
    </style:style>
    <style:style style:name="P156" style:family="paragraph" style:parent-style-name="Text_20_body" style:list-style-name="List_20_1">
      <style:text-properties fo:font-weight="normal" officeooo:rsid="00215b20" officeooo:paragraph-rsid="00225839" style:font-weight-asian="normal" style:font-weight-complex="normal"/>
    </style:style>
    <style:style style:name="P157" style:family="paragraph" style:parent-style-name="Text_20_body" style:list-style-name="List_20_1">
      <style:text-properties fo:font-weight="normal" officeooo:rsid="00215b20" officeooo:paragraph-rsid="002492cd" style:font-weight-asian="normal" style:font-weight-complex="normal"/>
    </style:style>
    <style:style style:name="P158" style:family="paragraph" style:parent-style-name="Text_20_body" style:list-style-name="List_20_1">
      <style:text-properties fo:font-weight="normal" officeooo:rsid="00215b20" officeooo:paragraph-rsid="002761c5" style:font-weight-asian="normal" style:font-weight-complex="normal"/>
    </style:style>
    <style:style style:name="P159" style:family="paragraph" style:parent-style-name="Text_20_body" style:list-style-name="List_20_1">
      <style:text-properties fo:font-weight="normal" officeooo:rsid="0025fbdb" officeooo:paragraph-rsid="002761c5" style:font-weight-asian="normal" style:font-weight-complex="normal"/>
    </style:style>
    <style:style style:name="P160" style:family="paragraph" style:parent-style-name="Text_20_body" style:list-style-name="List_20_1">
      <style:text-properties fo:font-weight="normal" officeooo:rsid="00292cd2" officeooo:paragraph-rsid="00292cd2" style:font-weight-asian="normal" style:font-weight-complex="normal"/>
    </style:style>
    <style:style style:name="P161" style:family="paragraph" style:parent-style-name="Text_20_body" style:list-style-name="List_20_1">
      <style:text-properties fo:font-weight="normal" officeooo:rsid="002ab543" officeooo:paragraph-rsid="002ab543" style:font-weight-asian="normal" style:font-weight-complex="normal"/>
    </style:style>
    <style:style style:name="P162" style:family="paragraph" style:parent-style-name="Text_20_body" style:list-style-name="List_20_1">
      <style:text-properties fo:font-weight="normal" officeooo:rsid="002bf105" officeooo:paragraph-rsid="002bf105" style:font-weight-asian="normal" style:font-weight-complex="normal"/>
    </style:style>
    <style:style style:name="P163" style:family="paragraph" style:parent-style-name="Text_20_body" style:list-style-name="List_20_1">
      <style:text-properties fo:font-weight="normal" officeooo:rsid="00304d47" officeooo:paragraph-rsid="00304d47" style:font-weight-asian="normal" style:font-weight-complex="normal"/>
    </style:style>
    <style:style style:name="P164" style:family="paragraph" style:parent-style-name="Text_20_body" style:list-style-name="List_20_1">
      <style:text-properties fo:font-weight="normal" officeooo:rsid="00304d47" officeooo:paragraph-rsid="0031ced0" style:font-weight-asian="normal" style:font-weight-complex="normal"/>
    </style:style>
    <style:style style:name="P165" style:family="paragraph" style:parent-style-name="Text_20_body" style:list-style-name="List_20_1">
      <style:text-properties fo:font-weight="normal" officeooo:rsid="00304d47" officeooo:paragraph-rsid="0032d864" style:font-weight-asian="normal" style:font-weight-complex="normal"/>
    </style:style>
    <style:style style:name="P166" style:family="paragraph" style:parent-style-name="Text_20_body" style:list-style-name="List_20_1">
      <style:text-properties fo:font-weight="normal" officeooo:rsid="00401c30" officeooo:paragraph-rsid="00401c30" style:font-weight-asian="normal" style:font-weight-complex="normal"/>
    </style:style>
    <style:style style:name="P167" style:family="paragraph" style:parent-style-name="Text_20_body" style:list-style-name="List_20_1">
      <style:text-properties fo:font-weight="normal" officeooo:rsid="00401c30" officeooo:paragraph-rsid="0040cc31" style:font-weight-asian="normal" style:font-weight-complex="normal"/>
    </style:style>
    <style:style style:name="P168" style:family="paragraph" style:parent-style-name="Text_20_body" style:list-style-name="List_20_1">
      <style:text-properties fo:font-weight="normal" officeooo:rsid="00401c30" officeooo:paragraph-rsid="0041a153" style:font-weight-asian="normal" style:font-weight-complex="normal"/>
    </style:style>
    <style:style style:name="P169" style:family="paragraph" style:parent-style-name="Text_20_body" style:list-style-name="List_20_1">
      <style:text-properties fo:font-weight="normal" officeooo:rsid="00401c30" officeooo:paragraph-rsid="0042f3fa" style:font-weight-asian="normal" style:font-weight-complex="normal"/>
    </style:style>
    <style:style style:name="P170" style:family="paragraph" style:parent-style-name="Text_20_body" style:list-style-name="List_20_1">
      <style:text-properties fo:font-weight="normal" officeooo:rsid="004b4124" officeooo:paragraph-rsid="004b4124" style:font-weight-asian="normal" style:font-weight-complex="normal"/>
    </style:style>
    <style:style style:name="P171" style:family="paragraph" style:parent-style-name="Text_20_body" style:list-style-name="List_20_1">
      <style:text-properties fo:font-weight="normal" officeooo:rsid="004b4124" officeooo:paragraph-rsid="004e848c" style:font-weight-asian="normal" style:font-weight-complex="normal"/>
    </style:style>
    <style:style style:name="P172" style:family="paragraph" style:parent-style-name="Text_20_body" style:list-style-name="List_20_1">
      <style:text-properties fo:font-weight="normal" officeooo:rsid="004b4124" officeooo:paragraph-rsid="004f7bba" style:font-weight-asian="normal" style:font-weight-complex="normal"/>
    </style:style>
    <style:style style:name="P173" style:family="paragraph" style:parent-style-name="Text_20_body" style:list-style-name="List_20_1">
      <style:text-properties officeooo:rsid="000d60ce" officeooo:paragraph-rsid="000d60ce"/>
    </style:style>
    <style:style style:name="P174" style:family="paragraph" style:parent-style-name="Text_20_body" style:list-style-name="List_20_1">
      <style:text-properties officeooo:rsid="000d60ce" officeooo:paragraph-rsid="000e7176"/>
    </style:style>
    <style:style style:name="P175" style:family="paragraph" style:parent-style-name="Text_20_body" style:list-style-name="List_20_1">
      <style:text-properties officeooo:rsid="000e7176" officeooo:paragraph-rsid="000e7176"/>
    </style:style>
    <style:style style:name="P176" style:family="paragraph" style:parent-style-name="Text_20_body" style:list-style-name="List_20_1">
      <style:text-properties fo:font-style="normal" fo:font-weight="normal" officeooo:rsid="00304d47" officeooo:paragraph-rsid="00304d47" style:font-style-asian="normal" style:font-weight-asian="normal" style:font-style-complex="normal" style:font-weight-complex="normal"/>
    </style:style>
    <style:style style:name="P177" style:family="paragraph" style:parent-style-name="Text_20_body" style:list-style-name="List_20_1">
      <style:text-properties fo:font-style="normal" fo:font-weight="normal" officeooo:rsid="00304d47" officeooo:paragraph-rsid="0031e453" style:font-style-asian="normal" style:font-weight-asian="normal" style:font-style-complex="normal" style:font-weight-complex="normal"/>
    </style:style>
    <style:style style:name="P178" style:family="paragraph" style:parent-style-name="Text_20_body" style:list-style-name="List_20_1">
      <style:text-properties fo:font-style="normal" fo:font-weight="normal" officeooo:rsid="00304d47" officeooo:paragraph-rsid="0031ced0" style:font-style-asian="normal" style:font-weight-asian="normal" style:font-style-complex="normal" style:font-weight-complex="normal"/>
    </style:style>
    <style:style style:name="P179" style:family="paragraph" style:parent-style-name="Text_20_body" style:list-style-name="List_20_1">
      <style:text-properties fo:font-style="normal" fo:font-weight="normal" officeooo:rsid="00304d47" officeooo:paragraph-rsid="0032d864" style:font-style-asian="normal" style:font-weight-asian="normal" style:font-style-complex="normal" style:font-weight-complex="normal"/>
    </style:style>
    <style:style style:name="P180" style:family="paragraph" style:parent-style-name="Text_20_body" style:list-style-name="List_20_1">
      <style:text-properties fo:font-style="normal" fo:font-weight="normal" officeooo:rsid="0031ced0" officeooo:paragraph-rsid="0031ced0" style:font-style-asian="normal" style:font-weight-asian="normal" style:font-style-complex="normal" style:font-weight-complex="normal"/>
    </style:style>
    <style:style style:name="P181" style:family="paragraph" style:parent-style-name="Text_20_body" style:list-style-name="List_20_1">
      <style:text-properties fo:font-style="normal" fo:font-weight="normal" officeooo:rsid="0031ced0" officeooo:paragraph-rsid="0032d864" style:font-style-asian="normal" style:font-weight-asian="normal" style:font-style-complex="normal" style:font-weight-complex="normal"/>
    </style:style>
    <style:style style:name="P182" style:family="paragraph" style:parent-style-name="Text_20_body" style:list-style-name="List_20_1">
      <style:text-properties fo:font-style="normal" fo:font-weight="normal" officeooo:rsid="0035167c" officeooo:paragraph-rsid="0035167c" style:font-style-asian="normal" style:font-weight-asian="normal" style:font-style-complex="normal" style:font-weight-complex="normal"/>
    </style:style>
    <style:style style:name="P183" style:family="paragraph" style:parent-style-name="Text_20_body" style:list-style-name="List_20_1">
      <style:text-properties fo:font-style="normal" fo:font-weight="normal" officeooo:rsid="0035167c" officeooo:paragraph-rsid="0037635d" style:font-style-asian="normal" style:font-weight-asian="normal" style:font-style-complex="normal" style:font-weight-complex="normal"/>
    </style:style>
    <style:style style:name="P184" style:family="paragraph" style:parent-style-name="Text_20_body" style:list-style-name="List_20_1">
      <style:text-properties fo:font-style="normal" officeooo:rsid="00343c3d" officeooo:paragraph-rsid="00343c3d" style:font-style-asian="normal" style:font-style-complex="normal"/>
    </style:style>
    <style:style style:name="P185" style:family="paragraph" style:parent-style-name="Text_20_body" style:list-style-name="List_20_1">
      <style:text-properties fo:font-style="normal" officeooo:rsid="00343c3d" officeooo:paragraph-rsid="0036019c" style:font-style-asian="normal" style:font-style-complex="normal"/>
    </style:style>
    <style:style style:name="T1" style:family="text">
      <style:text-properties officeooo:rsid="000bdb35"/>
    </style:style>
    <style:style style:name="T2" style:family="text">
      <style:text-properties officeooo:rsid="000d60ce"/>
    </style:style>
    <style:style style:name="T3" style:family="text">
      <style:text-properties officeooo:rsid="000e717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7176" style:font-style-asian="italic" style:font-style-complex="italic"/>
    </style:style>
    <style:style style:name="T6" style:family="text">
      <style:text-properties fo:font-style="italic" officeooo:rsid="000f57e8" style:font-style-asian="italic" style:font-style-complex="italic"/>
    </style:style>
    <style:style style:name="T7" style:family="text">
      <style:text-properties fo:font-style="italic" officeooo:rsid="0010bcae" style:font-style-asian="italic" style:font-style-complex="italic"/>
    </style:style>
    <style:style style:name="T8" style:family="text">
      <style:text-properties fo:font-style="italic" officeooo:rsid="00123f7c" style:font-style-asian="italic" style:font-style-complex="italic"/>
    </style:style>
    <style:style style:name="T9" style:family="text">
      <style:text-properties fo:font-style="italic" officeooo:rsid="0013d5ef" style:font-style-asian="italic" style:font-style-complex="italic"/>
    </style:style>
    <style:style style:name="T10" style:family="text">
      <style:text-properties fo:font-style="italic" officeooo:rsid="0015a55e" style:font-style-asian="italic" style:font-style-complex="italic"/>
    </style:style>
    <style:style style:name="T11" style:family="text">
      <style:text-properties fo:font-style="italic" officeooo:rsid="0015aba1" style:font-style-asian="italic" style:font-style-complex="italic"/>
    </style:style>
    <style:style style:name="T12" style:family="text">
      <style:text-properties fo:font-style="italic" officeooo:rsid="00169723" style:font-style-asian="italic" style:font-style-complex="italic"/>
    </style:style>
    <style:style style:name="T13" style:family="text">
      <style:text-properties fo:font-style="italic" officeooo:rsid="001e46cc" style:font-style-asian="italic" style:font-style-complex="italic"/>
    </style:style>
    <style:style style:name="T14" style:family="text">
      <style:text-properties fo:font-style="italic" officeooo:rsid="001e8bd3" style:font-style-asian="italic" style:font-style-complex="italic"/>
    </style:style>
    <style:style style:name="T15" style:family="text">
      <style:text-properties fo:font-style="italic" officeooo:rsid="001fd43a" style:font-style-asian="italic" style:font-style-complex="italic"/>
    </style:style>
    <style:style style:name="T16" style:family="text">
      <style:text-properties fo:font-style="italic" officeooo:rsid="002080b1" style:font-style-asian="italic" style:font-style-complex="italic"/>
    </style:style>
    <style:style style:name="T17" style:family="text">
      <style:text-properties fo:font-style="italic" officeooo:rsid="00215b20" style:font-style-asian="italic" style:font-style-complex="italic"/>
    </style:style>
    <style:style style:name="T18" style:family="text">
      <style:text-properties fo:font-style="italic" officeooo:rsid="00225839" style:font-style-asian="italic" style:font-style-complex="italic"/>
    </style:style>
    <style:style style:name="T19" style:family="text">
      <style:text-properties fo:font-style="italic" officeooo:rsid="002492cd" style:font-style-asian="italic" style:font-style-complex="italic"/>
    </style:style>
    <style:style style:name="T20" style:family="text">
      <style:text-properties fo:font-style="italic" officeooo:rsid="002761c5" style:font-style-asian="italic" style:font-style-complex="italic"/>
    </style:style>
    <style:style style:name="T21" style:family="text">
      <style:text-properties fo:font-style="italic" officeooo:rsid="00288ae5" style:font-style-asian="italic" style:font-style-complex="italic"/>
    </style:style>
    <style:style style:name="T22" style:family="text">
      <style:text-properties fo:font-style="italic" officeooo:rsid="00292cd2" style:font-style-asian="italic" style:font-style-complex="italic"/>
    </style:style>
    <style:style style:name="T23" style:family="text">
      <style:text-properties fo:font-style="italic" officeooo:rsid="002ab543" style:font-style-asian="italic" style:font-style-complex="italic"/>
    </style:style>
    <style:style style:name="T24" style:family="text">
      <style:text-properties fo:font-style="italic" officeooo:rsid="00304d47" style:font-style-asian="italic" style:font-style-complex="italic"/>
    </style:style>
    <style:style style:name="T25" style:family="text">
      <style:text-properties fo:font-style="italic" officeooo:rsid="0031ced0" style:font-style-asian="italic" style:font-style-complex="italic"/>
    </style:style>
    <style:style style:name="T26" style:family="text">
      <style:text-properties fo:font-style="italic" officeooo:rsid="0032d864" style:font-style-asian="italic" style:font-style-complex="italic"/>
    </style:style>
    <style:style style:name="T27" style:family="text">
      <style:text-properties fo:font-style="italic" officeooo:rsid="00343c3d" style:font-style-asian="italic" style:font-style-complex="italic"/>
    </style:style>
    <style:style style:name="T28" style:family="text">
      <style:text-properties fo:font-style="italic" officeooo:rsid="0036019c" style:font-style-asian="italic" style:font-style-complex="italic"/>
    </style:style>
    <style:style style:name="T29" style:family="text">
      <style:text-properties fo:font-style="italic" officeooo:rsid="00398809" style:font-style-asian="italic" style:font-style-complex="italic"/>
    </style:style>
    <style:style style:name="T30" style:family="text">
      <style:text-properties fo:font-style="italic" officeooo:rsid="0049ac27" style:font-style-asian="italic" style:font-style-complex="italic"/>
    </style:style>
    <style:style style:name="T31" style:family="text">
      <style:text-properties fo:font-style="italic" officeooo:rsid="0054e7be" style:font-style-asian="italic" style:font-style-complex="italic"/>
    </style:style>
    <style:style style:name="T32" style:family="text">
      <style:text-properties fo:font-style="italic" officeooo:rsid="006bc72c" style:font-style-asian="italic" style:font-style-complex="italic"/>
    </style:style>
    <style:style style:name="T33" style:family="text">
      <style:text-properties fo:font-style="italic" fo:font-weight="normal" officeooo:rsid="0013d5ef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1e8bd3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304d47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31ced0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32d864" style:font-style-asian="italic" style:font-weight-asian="normal" style:font-style-complex="italic" style:font-weight-complex="normal"/>
    </style:style>
    <style:style style:name="T38" style:family="text">
      <style:text-properties officeooo:rsid="000f0e72"/>
    </style:style>
    <style:style style:name="T39" style:family="text">
      <style:text-properties officeooo:rsid="000f57e8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0bdb35" style:font-weight-asian="normal" style:font-weight-complex="normal"/>
    </style:style>
    <style:style style:name="T42" style:family="text">
      <style:text-properties fo:font-weight="normal" officeooo:rsid="000f57e8" style:font-weight-asian="normal" style:font-weight-complex="normal"/>
    </style:style>
    <style:style style:name="T43" style:family="text">
      <style:text-properties fo:font-weight="normal" officeooo:rsid="000f0e72" style:font-weight-asian="normal" style:font-weight-complex="normal"/>
    </style:style>
    <style:style style:name="T44" style:family="text">
      <style:text-properties fo:font-weight="normal" officeooo:rsid="0010bcae" style:font-weight-asian="normal" style:font-weight-complex="normal"/>
    </style:style>
    <style:style style:name="T45" style:family="text">
      <style:text-properties fo:font-weight="normal" officeooo:rsid="0010dd11" style:font-weight-asian="normal" style:font-weight-complex="normal"/>
    </style:style>
    <style:style style:name="T46" style:family="text">
      <style:text-properties fo:font-weight="normal" officeooo:rsid="00123f7c" style:font-weight-asian="normal" style:font-weight-complex="normal"/>
    </style:style>
    <style:style style:name="T47" style:family="text">
      <style:text-properties fo:font-weight="normal" officeooo:rsid="0013d5ef" style:font-weight-asian="normal" style:font-weight-complex="normal"/>
    </style:style>
    <style:style style:name="T48" style:family="text">
      <style:text-properties fo:font-weight="normal" officeooo:rsid="0015a55e" style:font-weight-asian="normal" style:font-weight-complex="normal"/>
    </style:style>
    <style:style style:name="T49" style:family="text">
      <style:text-properties fo:font-weight="normal" officeooo:rsid="0015aba1" style:font-weight-asian="normal" style:font-weight-complex="normal"/>
    </style:style>
    <style:style style:name="T50" style:family="text">
      <style:text-properties fo:font-weight="normal" officeooo:rsid="00169723" style:font-weight-asian="normal" style:font-weight-complex="normal"/>
    </style:style>
    <style:style style:name="T51" style:family="text">
      <style:text-properties fo:font-weight="normal" officeooo:rsid="001794d8" style:font-weight-asian="normal" style:font-weight-complex="normal"/>
    </style:style>
    <style:style style:name="T52" style:family="text">
      <style:text-properties fo:font-weight="normal" officeooo:rsid="001e46cc" style:font-weight-asian="normal" style:font-weight-complex="normal"/>
    </style:style>
    <style:style style:name="T53" style:family="text">
      <style:text-properties fo:font-weight="normal" officeooo:rsid="001e656b" style:font-weight-asian="normal" style:font-weight-complex="normal"/>
    </style:style>
    <style:style style:name="T54" style:family="text">
      <style:text-properties fo:font-weight="normal" officeooo:rsid="001e8bd3" style:font-weight-asian="normal" style:font-weight-complex="normal"/>
    </style:style>
    <style:style style:name="T55" style:family="text">
      <style:text-properties fo:font-weight="normal" officeooo:rsid="001fd43a" style:font-weight-asian="normal" style:font-weight-complex="normal"/>
    </style:style>
    <style:style style:name="T56" style:family="text">
      <style:text-properties fo:font-weight="normal" officeooo:rsid="00215b20" style:font-weight-asian="normal" style:font-weight-complex="normal"/>
    </style:style>
    <style:style style:name="T57" style:family="text">
      <style:text-properties fo:font-weight="normal" officeooo:rsid="00225839" style:font-weight-asian="normal" style:font-weight-complex="normal"/>
    </style:style>
    <style:style style:name="T58" style:family="text">
      <style:text-properties fo:font-weight="normal" officeooo:rsid="0022d69c" style:font-weight-asian="normal" style:font-weight-complex="normal"/>
    </style:style>
    <style:style style:name="T59" style:family="text">
      <style:text-properties fo:font-weight="normal" officeooo:rsid="00288ae5" style:font-weight-asian="normal" style:font-weight-complex="normal"/>
    </style:style>
    <style:style style:name="T60" style:family="text">
      <style:text-properties fo:font-weight="normal" officeooo:rsid="00292cd2" style:font-weight-asian="normal" style:font-weight-complex="normal"/>
    </style:style>
    <style:style style:name="T61" style:family="text">
      <style:text-properties fo:font-weight="normal" officeooo:rsid="002bf105" style:font-weight-asian="normal" style:font-weight-complex="normal"/>
    </style:style>
    <style:style style:name="T62" style:family="text">
      <style:text-properties fo:font-weight="normal" officeooo:rsid="00304d47" style:font-weight-asian="normal" style:font-weight-complex="normal"/>
    </style:style>
    <style:style style:name="T63" style:family="text">
      <style:text-properties fo:font-weight="normal" officeooo:rsid="0031ced0" style:font-weight-asian="normal" style:font-weight-complex="normal"/>
    </style:style>
    <style:style style:name="T64" style:family="text">
      <style:text-properties fo:font-weight="normal" officeooo:rsid="0032d864" style:font-weight-asian="normal" style:font-weight-complex="normal"/>
    </style:style>
    <style:style style:name="T65" style:family="text">
      <style:text-properties fo:font-weight="normal" officeooo:rsid="00343c3d" style:font-weight-asian="normal" style:font-weight-complex="normal"/>
    </style:style>
    <style:style style:name="T66" style:family="text">
      <style:text-properties fo:font-weight="normal" officeooo:rsid="003f2cb6" style:font-weight-asian="normal" style:font-weight-complex="normal"/>
    </style:style>
    <style:style style:name="T67" style:family="text">
      <style:text-properties fo:font-weight="normal" officeooo:rsid="0043e2b5" style:font-weight-asian="normal" style:font-weight-complex="normal"/>
    </style:style>
    <style:style style:name="T68" style:family="text">
      <style:text-properties fo:font-weight="normal" officeooo:rsid="0051cb0d" style:font-weight-asian="normal" style:font-weight-complex="normal"/>
    </style:style>
    <style:style style:name="T69" style:family="text">
      <style:text-properties fo:font-weight="normal" officeooo:rsid="0062c78b" style:font-weight-asian="normal" style:font-weight-complex="normal"/>
    </style:style>
    <style:style style:name="T70" style:family="text">
      <style:text-properties fo:font-weight="normal" officeooo:rsid="0064d659" style:font-weight-asian="normal" style:font-weight-complex="normal"/>
    </style:style>
    <style:style style:name="T71" style:family="text">
      <style:text-properties fo:font-weight="normal" officeooo:rsid="00704097" style:font-weight-asian="normal" style:font-weight-complex="normal"/>
    </style:style>
    <style:style style:name="T72" style:family="text">
      <style:text-properties fo:font-weight="normal" officeooo:rsid="0071d450" style:font-weight-asian="normal" style:font-weight-complex="normal"/>
    </style:style>
    <style:style style:name="T73" style:family="text">
      <style:text-properties officeooo:rsid="0010bcae"/>
    </style:style>
    <style:style style:name="T74" style:family="text">
      <style:text-properties officeooo:rsid="00123f7c"/>
    </style:style>
    <style:style style:name="T75" style:family="text">
      <style:text-properties fo:font-style="normal" fo:font-weight="normal" officeooo:rsid="0013d5ef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304d47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31ced0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32d864" style:font-style-asian="normal" style:font-weight-asian="normal" style:font-style-complex="normal" style:font-weight-complex="normal"/>
    </style:style>
    <style:style style:name="T79" style:family="text">
      <style:text-properties fo:font-style="normal" style:font-style-asian="normal" style:font-style-complex="normal"/>
    </style:style>
    <style:style style:name="T80" style:family="text">
      <style:text-properties fo:font-style="normal" officeooo:rsid="0032d864" style:font-style-asian="normal" style:font-style-complex="normal"/>
    </style:style>
    <style:style style:name="T81" style:family="text">
      <style:text-properties fo:font-style="normal" officeooo:rsid="00398809" style:font-style-asian="normal" style:font-style-complex="normal"/>
    </style:style>
    <style:style style:name="T82" style:family="text">
      <style:text-properties fo:font-style="normal" officeooo:rsid="0049ac27" style:font-style-asian="normal" style:font-style-complex="normal"/>
    </style:style>
    <style:style style:name="T83" style:family="text">
      <style:text-properties fo:font-style="normal" officeooo:rsid="006bc72c" style:font-style-asian="normal" style:font-style-complex="normal"/>
    </style:style>
    <style:style style:name="T84" style:family="text">
      <style:text-properties officeooo:rsid="0015a55e"/>
    </style:style>
    <style:style style:name="T85" style:family="text">
      <style:text-properties officeooo:rsid="0015aba1"/>
    </style:style>
    <style:style style:name="T86" style:family="text">
      <style:text-properties officeooo:rsid="00215b20"/>
    </style:style>
    <style:style style:name="T87" style:family="text">
      <style:text-properties officeooo:rsid="002761c5"/>
    </style:style>
    <style:style style:name="T88" style:family="text">
      <style:text-properties officeooo:rsid="0031ced0"/>
    </style:style>
    <style:style style:name="T89" style:family="text">
      <style:text-properties fo:font-weight="bold" officeooo:rsid="000bdb35" style:font-weight-asian="bold" style:font-weight-complex="bold"/>
    </style:style>
    <style:style style:name="T90" style:family="text">
      <style:text-properties officeooo:rsid="0037635d"/>
    </style:style>
    <style:style style:name="T91" style:family="text">
      <style:text-properties officeooo:rsid="00398809"/>
    </style:style>
    <style:style style:name="T92" style:family="text">
      <style:text-properties officeooo:rsid="003f2cb6"/>
    </style:style>
    <style:style style:name="T93" style:family="text">
      <style:text-properties officeooo:rsid="0042f3fa"/>
    </style:style>
    <style:style style:name="T94" style:family="text">
      <style:text-properties officeooo:rsid="0043e2b5"/>
    </style:style>
    <style:style style:name="T95" style:family="text">
      <style:text-properties officeooo:rsid="0049ac27"/>
    </style:style>
    <style:style style:name="T96" style:family="text">
      <style:text-properties officeooo:rsid="004e848c"/>
    </style:style>
    <style:style style:name="T97" style:family="text">
      <style:text-properties officeooo:rsid="00512275"/>
    </style:style>
    <style:style style:name="T98" style:family="text">
      <style:text-properties officeooo:rsid="0053645c"/>
    </style:style>
    <style:style style:name="T99" style:family="text">
      <style:text-properties officeooo:rsid="0054916c"/>
    </style:style>
    <style:style style:name="T100" style:family="text">
      <style:text-properties officeooo:rsid="0054e7be"/>
    </style:style>
    <style:style style:name="T101" style:family="text">
      <style:text-properties officeooo:rsid="005f0876"/>
    </style:style>
    <style:style style:name="T102" style:family="text">
      <style:text-properties officeooo:rsid="0062c78b"/>
    </style:style>
    <style:style style:name="T103" style:family="text">
      <style:text-properties officeooo:rsid="0064bcc5"/>
    </style:style>
    <style:style style:name="T104" style:family="text">
      <style:text-properties officeooo:rsid="00663ad0"/>
    </style:style>
    <style:style style:name="T105" style:family="text">
      <style:text-properties officeooo:rsid="00690e5d"/>
    </style:style>
    <style:style style:name="T106" style:family="text">
      <style:text-properties officeooo:rsid="006bc72c"/>
    </style:style>
    <style:style style:name="T107" style:family="text">
      <style:text-properties officeooo:rsid="006c1fe7"/>
    </style:style>
    <style:style style:name="T108" style:family="text">
      <style:text-properties officeooo:rsid="006fed4d"/>
    </style:style>
    <style:style style:name="T109" style:family="text">
      <style:text-properties officeooo:rsid="00704097"/>
    </style:style>
    <style:style style:name="T110" style:family="text">
      <style:text-properties officeooo:rsid="007248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SIW PL1. Introducción a los buscadores web</text:p>
      <text:p text:style-name="P1">Hugo Fonseca Díaz (UO258318)</text:p>
      <text:h text:style-name="P30" text:outline-level="1">Cuestiones empleadas</text:h>
      <text:list xml:id="list3666238986" text:style-name="Numbering_20_123">
        <text:list-item>
          <text:p text:style-name="P31">¿Cuál crees que es la diferencia entre las tareas fáciles y difíciles a priori? ¿Por qué crees que algunas tareas son más fáciles para el buscador y otras difíciles? ¿Qué características tienen las tareas a priori difíciles (en 2009) que ahora resultan más fáciles?</text:p>
        </text:list-item>
        <text:list-item>
          <text:p text:style-name="P31">¿Qué diferencias supone realizar las consultas en inglés y castellano para unas y otras tareas? ¿Qué diferencias supone realizar las consultas en inglés y castellano a la hora de obtener información enriquecida del buscador (consultas relacionadas, infoboxes, etc.)? ¿Existe alguna tarea que es virtualmente irresoluble por culpa del idioma? ¿Cuál? ¿Por qué crees que sucede esto?</text:p>
        </text:list-item>
        <text:list-item>
          <text:p text:style-name="P31">¿Cuáles son las principales diferencias entre los buscadores comparados respecto a ambas clases de tareas? ¿Cuáles son las principales fuentes de datos estructurados que explota cada buscador? ¿Qué consecuencias crees que tiene esa dependencia de fuentes externas?</text:p>
        </text:list-item>
        <text:list-item>
          <text:p text:style-name="P31">¿Existe alguna tarea en la que no hayas usado consultas textuales sino otro tipo de información, p.ej. Imágenes? ¿Qué diferencias has percibido al resolver esa tarea sin usar texto?</text:p>
        </text:list-item>
      </text:list>
      <text:h text:style-name="P30" text:outline-level="1">Resolución de tareas</text:h>
      <text:p text:style-name="P9">Greyhound (inglés, Google)</text:p>
      <text:list xml:id="list4232957305" text:style-name="List_20_1">
        <text:list-item>
          <text:p text:style-name="P62">Consultas.</text:p>
          <text:p text:style-name="P103">“<text:span text:style-name="T2">greyhound buses”.</text:span></text:p>
        </text:list-item>
        <text:list-item>
          <text:p text:style-name="P62">Páginas exploradas.</text:p>
          <text:p text:style-name="P104">“<text:a xlink:type="simple" xlink:href="https://es.m.wikipedia.org/wiki/Greyhound_Lines" text:style-name="Internet_20_link" text:visited-style-name="Visited_20_Internet_20_Link">https://es.m.wikipedia.org/wiki/Greyhound_Lines</text:a>” – <text:span text:style-name="T91">Aquí se lista la web oficial de </text:span><text:span text:style-name="T29">Greyhound Lines</text:span><text:span text:style-name="T81">.</text:span></text:p>
          <text:p text:style-name="P104">“<text:a xlink:type="simple" xlink:href="https://www.greyhound.com/" text:style-name="Internet_20_link" text:visited-style-name="Visited_20_Internet_20_Link">https://www.greyhound.com/</text:a>” - <text:span text:style-name="T91">Página oficial de </text:span><text:span text:style-name="T29">Greyhound Lines</text:span><text:span text:style-name="T81">.</text:span></text:p>
          <text:p text:style-name="P104"><text:span text:style-name="T81">“</text:span><text:a xlink:type="simple" xlink:href="https://www.greyhound.com/en/explore-places" text:style-name="Internet_20_link" text:visited-style-name="Visited_20_Internet_20_Link"><text:span text:style-name="T81">https://www.greyhound.com/en/explore-places</text:span></text:a><text:span text:style-name="T81">” – Aquí se puede descargar un mapa con las rutas de autobuses de la compañía.</text:span></text:p>
        </text:list-item>
        <text:list-item>
          <text:p text:style-name="P62">Ayuda proporcionada por el buscador.</text:p>
          <text:p text:style-name="P173">Infobox de Wikipedia hablando sobre Greyhound Lines.</text:p>
        </text:list-item>
        <text:list-item>
          <text:p text:style-name="P62">Respuesta final.</text:p>
          <text:p text:style-name="P105"><text:soft-page-break/><text:span text:style-name="T81">“</text:span><text:a xlink:type="simple" xlink:href="https://www.greyhound.com/en/explore-places" text:style-name="Internet_20_link" text:visited-style-name="Visited_20_Internet_20_Link"><text:span text:style-name="T81">https://www.greyhound.com/en/explore-places</text:span></text:a><text:span text:style-name="T81">”.</text:span></text:p>
        </text:list-item>
      </text:list>
      <text:p text:style-name="P10">Greyhound (castellano, Google)</text:p>
      <text:list xml:id="list230215773244497" text:continue-numbering="true" text:style-name="List_20_1">
        <text:list-item>
          <text:p text:style-name="P98">Consultas.</text:p>
          <text:p text:style-name="P173">“<text:span text:style-name="T3">greyhound autobuses”.</text:span></text:p>
        </text:list-item>
        <text:list-item>
          <text:p text:style-name="P98">Páginas exploradas.</text:p>
          <text:p text:style-name="P105">“<text:a xlink:type="simple" xlink:href="https://es.m.wikipedia.org/wiki/Greyhound_Lines" text:style-name="Internet_20_link" text:visited-style-name="Visited_20_Internet_20_Link">https://es.m.wikipedia.org/wiki/Greyhound_Lines</text:a>” – <text:span text:style-name="T91">Aquí se lista la web oficial de </text:span><text:span text:style-name="T29">Greyhound Lines</text:span><text:span text:style-name="T81">.</text:span></text:p>
          <text:p text:style-name="P105">“<text:a xlink:type="simple" xlink:href="https://www.greyhound.com/" text:style-name="Internet_20_link" text:visited-style-name="Visited_20_Internet_20_Link">https://www.greyhound.com/</text:a>” - <text:span text:style-name="T91">Página oficial de </text:span><text:span text:style-name="T29">Greyhound Lines</text:span><text:span text:style-name="T81">.</text:span></text:p>
          <text:p text:style-name="P105"><text:span text:style-name="T81">“</text:span><text:a xlink:type="simple" xlink:href="https://www.greyhound.com/en/explore-places" text:style-name="Internet_20_link" text:visited-style-name="Visited_20_Internet_20_Link"><text:span text:style-name="T81">https://www.greyhound.com/en/explore-places</text:span></text:a><text:span text:style-name="T81">” – Aquí se puede descargar un mapa con las rutas de autobuses de la compañía.</text:span></text:p>
        </text:list-item>
        <text:list-item>
          <text:p text:style-name="P98">Ayuda proporcionada por el buscador.</text:p>
          <text:p text:style-name="P174">Infobox de Wikipedia hablando sobre Greyhound Lines.</text:p>
        </text:list-item>
        <text:list-item>
          <text:p text:style-name="P98">Respuesta final.</text:p>
          <text:p text:style-name="P105"><text:span text:style-name="T81">“</text:span><text:a xlink:type="simple" xlink:href="https://www.greyhound.com/en/explore-places" text:style-name="Internet_20_link" text:visited-style-name="Visited_20_Internet_20_Link"><text:span text:style-name="T81">https://www.greyhound.com/en/explore-places</text:span></text:a><text:span text:style-name="T81">”.</text:span></text:p>
        </text:list-item>
      </text:list>
      <text:p text:style-name="P11"><text:span text:style-name="T1">Greyhound (</text:span><text:span text:style-name="T2">inglés</text:span><text:span text:style-name="T1">, </text:span><text:span text:style-name="T2">DuckDuckGo</text:span><text:span text:style-name="T1">)</text:span></text:p>
      <text:list xml:id="list230214878544931" text:continue-numbering="true" text:style-name="List_20_1">
        <text:list-item>
          <text:p text:style-name="P98">Consultas.</text:p>
          <text:p text:style-name="P173">“<text:span text:style-name="T3">greyhound buses”.</text:span></text:p>
        </text:list-item>
        <text:list-item>
          <text:p text:style-name="P98">Páginas exploradas.</text:p>
          <text:p text:style-name="P105">“<text:a xlink:type="simple" xlink:href="https://es.m.wikipedia.org/wiki/Greyhound_Lines" text:style-name="Internet_20_link" text:visited-style-name="Visited_20_Internet_20_Link">https://es.m.wikipedia.org/wiki/Greyhound_Lines</text:a>” – <text:span text:style-name="T91">Aquí se lista la web oficial de </text:span><text:span text:style-name="T29">Greyhound Lines</text:span><text:span text:style-name="T81">.</text:span></text:p>
          <text:p text:style-name="P105">“<text:a xlink:type="simple" xlink:href="https://www.greyhound.com/" text:style-name="Internet_20_link" text:visited-style-name="Visited_20_Internet_20_Link">https://www.greyhound.com/</text:a>” - <text:span text:style-name="T91">Página oficial de </text:span><text:span text:style-name="T29">Greyhound Lines</text:span><text:span text:style-name="T81">.</text:span></text:p>
          <text:p text:style-name="P105"><text:span text:style-name="T81">“</text:span><text:a xlink:type="simple" xlink:href="https://www.greyhound.com/en/explore-places" text:style-name="Internet_20_link" text:visited-style-name="Visited_20_Internet_20_Link"><text:span text:style-name="T81">https://www.greyhound.com/en/explore-places</text:span></text:a><text:span text:style-name="T81">” – Aquí se puede descargar un mapa con las rutas de autobuses de la compañía.</text:span></text:p>
        </text:list-item>
        <text:list-item>
          <text:p text:style-name="P98">Ayuda proporcionada por el buscador.</text:p>
          <text:p text:style-name="P175"><text:span text:style-name="T2">Infobox de Wikipedia hablando sobre Greyhound Lines.</text:span> </text:p>
        </text:list-item>
        <text:list-item>
          <text:p text:style-name="P99">Respuesta final.</text:p>
          <text:p text:style-name="P105"><text:span text:style-name="T81">“</text:span><text:a xlink:type="simple" xlink:href="https://www.greyhound.com/en/explore-places" text:style-name="Internet_20_link" text:visited-style-name="Visited_20_Internet_20_Link"><text:span text:style-name="T81">https://www.greyhound.com/en/explore-places</text:span></text:a><text:span text:style-name="T81">”.</text:span></text:p>
        </text:list-item>
      </text:list>
      <text:p text:style-name="P11"><text:span text:style-name="T1">Greyhound (</text:span><text:span text:style-name="T2">castellano</text:span><text:span text:style-name="T1">, </text:span><text:span text:style-name="T2">DuckDuckGo</text:span><text:span text:style-name="T1">)</text:span></text:p>
      <text:list xml:id="list230214938175768" text:continue-numbering="true" text:style-name="List_20_1">
        <text:list-item>
          <text:p text:style-name="P98">Consultas.</text:p>
          <text:p text:style-name="P173">“<text:span text:style-name="T3">greyhound autobuses”.</text:span></text:p>
        </text:list-item>
        <text:list-item>
          <text:p text:style-name="P98">Páginas exploradas.</text:p>
          <text:p text:style-name="P106"><text:soft-page-break/>“<text:a xlink:type="simple" xlink:href="https://www.greyhound.com/" text:style-name="Internet_20_link" text:visited-style-name="Visited_20_Internet_20_Link">https://www.greyhound.com/</text:a>” - <text:span text:style-name="T91">Página oficial de </text:span><text:span text:style-name="T29">Greyhound Lines</text:span><text:span text:style-name="T81">.</text:span></text:p>
          <text:p text:style-name="P106"><text:span text:style-name="T81">“</text:span><text:a xlink:type="simple" xlink:href="https://www.greyhound.com/en/explore-places" text:style-name="Internet_20_link" text:visited-style-name="Visited_20_Internet_20_Link"><text:span text:style-name="T81">https://www.greyhound.com/en/explore-places</text:span></text:a><text:span text:style-name="T81">” – Aquí se puede descargar un mapa con las rutas de autobuses de la compañía.</text:span></text:p>
        </text:list-item>
        <text:list-item>
          <text:p text:style-name="P98">Ayuda proporcionada por el buscador.</text:p>
          <text:p text:style-name="P175">Ninguna.</text:p>
        </text:list-item>
        <text:list-item>
          <text:p text:style-name="P98">Respuesta final.</text:p>
          <text:p text:style-name="P106"><text:span text:style-name="T81">“</text:span><text:a xlink:type="simple" xlink:href="https://www.greyhound.com/en/explore-places" text:style-name="Internet_20_link" text:visited-style-name="Visited_20_Internet_20_Link"><text:span text:style-name="T81">https://www.greyhound.com/en/explore-places</text:span></text:a><text:span text:style-name="T81">”.</text:span></text:p>
        </text:list-item>
      </text:list>
      <text:p text:style-name="P12"><text:span text:style-name="T5">Cornell</text:span><text:span text:style-name="T4"> (inglés, Google)</text:span></text:p>
      <text:list xml:id="list230216710601645" text:continue-numbering="true" text:style-name="List_20_1">
        <text:list-item>
          <text:p text:style-name="P63">Consultas.</text:p>
          <text:p text:style-name="P107">“<text:span text:style-name="T38">cornell university founder”.</text:span></text:p>
          <text:p text:style-name="P107">“<text:span text:style-name="T38">ezra cornell house”.</text:span></text:p>
          <text:p text:style-name="P107">“<text:span text:style-name="T39">delta phi fraternity </text:span><text:span text:style-name="T73">llenroc</text:span><text:span text:style-name="T39">”.</text:span></text:p>
        </text:list-item>
        <text:list-item>
          <text:p text:style-name="P63">Páginas exploradas.</text:p>
          <text:p text:style-name="P58"><text:span text:style-name="T41">“</text:span><text:a xlink:type="simple" xlink:href="https://en.m.wikipedia.org/wiki/Llenroc" text:style-name="Internet_20_link" text:visited-style-name="Visited_20_Internet_20_Link"><text:span text:style-name="T41">https://en.m.wikipedia.org/wiki/Llenroc</text:span></text:a><text:span text:style-name="T41">” – </text:span><text:span text:style-name="T66">Aquí se indica que la mansión Llenroc ahora alberga el capítulo de Cornell de la fraternidad Delta Phi.</text:span></text:p>
          <text:p text:style-name="P107">“<text:a xlink:type="simple" xlink:href="https://en.m.wikipedia.org/wiki/Delta_Phi" text:style-name="Internet_20_link" text:visited-style-name="Visited_20_Internet_20_Link">https://en.m.wikipedia.org/wiki/Delta_Phi</text:a>” – <text:span text:style-name="T92">Información sobre la fraternidad Delta Phi, donde podemos confirmar que existe el capítulo sobre la Universidad Cornell.</text:span></text:p>
        </text:list-item>
        <text:list-item>
          <text:p text:style-name="P63">Ayuda proporcionada por el buscador.</text:p>
          <text:p text:style-name="P147">Infobox con los nombres de ambos fundadores de la Cornell University: Ezra Cornell y Andrew Dickson White.</text:p>
        </text:list-item>
        <text:list-item>
          <text:p text:style-name="P63">Respuesta final.</text:p>
          <text:p text:style-name="P166">Ya no vive nadie en la casa, es propiedad de la fraternidad Delta Phi.</text:p>
        </text:list-item>
      </text:list>
      <text:p text:style-name="P2"><text:span text:style-name="T5">Cornell</text:span><text:span text:style-name="T4"> (</text:span><text:span text:style-name="T6">castellano</text:span><text:span text:style-name="T4">, Google)</text:span></text:p>
      <text:list xml:id="list230216178711575" text:continue-numbering="true" text:style-name="List_20_1">
        <text:list-item>
          <text:p text:style-name="P64">Consultas.</text:p>
          <text:p text:style-name="P32"><text:span text:style-name="T41">“</text:span><text:span text:style-name="T42">fundador cornell university</text:span><text:span text:style-name="T43">”.</text:span></text:p>
          <text:p text:style-name="P32"><text:span text:style-name="T41">“</text:span><text:span text:style-name="T42">casa ezra cornell</text:span><text:span text:style-name="T43">”.</text:span></text:p>
          <text:p text:style-name="P32"><text:span text:style-name="T41">“</text:span><text:span text:style-name="T42">mansión llenroc”.</text:span></text:p>
        </text:list-item>
        <text:list-item>
          <text:p text:style-name="P64">Páginas exploradas.</text:p>
          <text:p text:style-name="P87"><text:span text:style-name="T40">“</text:span><text:a xlink:type="simple" xlink:href="https://en.m.wikipedia.org/wiki/Llenroc" text:style-name="Internet_20_link" text:visited-style-name="Visited_20_Internet_20_Link"><text:span text:style-name="T40">https://en.m.wikipedia.org/wiki/Llenroc</text:span></text:a><text:span text:style-name="T40">” – </text:span><text:span text:style-name="T66">Aquí se indica que la mansión Llenroc ahora alberga el capítulo de Cornell de la fraternidad Delta Phi.</text:span></text:p>
        </text:list-item>
        <text:list-item>
          <text:p text:style-name="P64">Ayuda proporcionada por el buscador.</text:p>
          <text:p text:style-name="P148"><text:soft-page-break/>Infobox con los nombres de ambos fundadores de la Cornell University: Ezra Cornell y Andrew Dickson White. <text:span text:style-name="T39">Infobox de Wikipedia sobre la mansión Llenroc.</text:span></text:p>
        </text:list-item>
        <text:list-item>
          <text:p text:style-name="P64">Respuesta final.</text:p>
          <text:p text:style-name="P167">Ya no vive nadie en la casa, es propiedad de la fraternidad Delta Phi.</text:p>
        </text:list-item>
      </text:list>
      <text:p text:style-name="P3"><text:span text:style-name="T5">Cornell</text:span><text:span text:style-name="T4"> (inglés, </text:span><text:span text:style-name="T7">DuckDuckGo</text:span><text:span text:style-name="T4">)</text:span></text:p>
      <text:list xml:id="list230215027978590" text:continue-numbering="true" text:style-name="List_20_1">
        <text:list-item>
          <text:p text:style-name="P65">Consultas.</text:p>
          <text:p text:style-name="P108">“<text:span text:style-name="T38">cornell university founder”.</text:span></text:p>
          <text:p text:style-name="P108">“<text:span text:style-name="T38">ezra cornell house”.</text:span></text:p>
          <text:p text:style-name="P108">“<text:span text:style-name="T39">delta phi fraternity </text:span><text:span text:style-name="T73">llenroc</text:span><text:span text:style-name="T39">”.</text:span></text:p>
        </text:list-item>
        <text:list-item>
          <text:p text:style-name="P65">Páginas exploradas.</text:p>
          <text:p text:style-name="P59"><text:span text:style-name="T41">“</text:span><text:a xlink:type="simple" xlink:href="https://en.m.wikipedia.org/wiki/Llenroc" text:style-name="Internet_20_link" text:visited-style-name="Visited_20_Internet_20_Link"><text:span text:style-name="T41">https://en.m.wikipedia.org/wiki/Llenroc</text:span></text:a><text:span text:style-name="T41">” – </text:span><text:span text:style-name="T66">Aquí se indica que la mansión Llenroc ahora alberga el capítulo de Cornell de la fraternidad Delta Phi.</text:span></text:p>
          <text:p text:style-name="P109">“<text:a xlink:type="simple" xlink:href="https://en.m.wikipedia.org/wiki/Delta_Phi" text:style-name="Internet_20_link" text:visited-style-name="Visited_20_Internet_20_Link">https://en.m.wikipedia.org/wiki/Delta_Phi</text:a>” – <text:span text:style-name="T92">Información sobre la fraternidad Delta Phi, donde podemos confirmar que existe el capítulo sobre la Universidad Cornell.</text:span></text:p>
        </text:list-item>
        <text:list-item>
          <text:p text:style-name="P65">Ayuda proporcionada por el buscador.</text:p>
          <text:p text:style-name="P33"><text:span text:style-name="T43">Infobox </text:span><text:span text:style-name="T44">de la Wikipedia sobre Ezra Cornell.</text:span></text:p>
        </text:list-item>
        <text:list-item>
          <text:p text:style-name="P65">Respuesta final.</text:p>
          <text:p text:style-name="P168">Ya no vive nadie en la casa, es propiedad de la fraternidad Delta Phi.</text:p>
        </text:list-item>
      </text:list>
      <text:p text:style-name="P3"><text:span text:style-name="T5">Cornell</text:span><text:span text:style-name="T4"> (</text:span><text:span text:style-name="T7">castellano</text:span><text:span text:style-name="T4">, </text:span><text:span text:style-name="T7">DuckDuckGo</text:span><text:span text:style-name="T4">)</text:span></text:p>
      <text:list xml:id="list230216304550509" text:continue-numbering="true" text:style-name="List_20_1">
        <text:list-item>
          <text:p text:style-name="P65">Consultas.</text:p>
          <text:p text:style-name="P108">“<text:span text:style-name="T39">fundador cornell university</text:span><text:span text:style-name="T38">”.</text:span></text:p>
          <text:p text:style-name="P33"><text:span text:style-name="T41">“</text:span><text:span text:style-name="T44">casa ezra cornell</text:span><text:span text:style-name="T43">”.</text:span></text:p>
          <text:p text:style-name="P33"><text:span text:style-name="T41">“</text:span><text:span text:style-name="T44">mansion llenroc</text:span><text:span text:style-name="T42">”.</text:span></text:p>
        </text:list-item>
        <text:list-item>
          <text:p text:style-name="P65">Páginas exploradas.</text:p>
          <text:p text:style-name="P108">“<text:a xlink:type="simple" xlink:href="https://ast.m.wikipedia.org/wiki/Universidá_Cornell" text:style-name="Internet_20_link" text:visited-style-name="Visited_20_Internet_20_Link">https://ast.m.wikipedia.org/wiki/Universid%C3%A1_Cornell</text:a>” – <text:span text:style-name="T93">Aquí encontramos el nombre del fundador de la Universidad Cornell, Ezra Cornell.</text:span></text:p>
          <text:p text:style-name="P110">“<text:a xlink:type="simple" xlink:href="https://en.m.wikipedia.org/wiki/Llenroc" text:style-name="Internet_20_link" text:visited-style-name="Visited_20_Internet_20_Link">https://en.m.wikipedia.org/wiki/Llenroc</text:a>” – <text:span text:style-name="T92">Aquí se indica que la mansión Llenroc ahora alberga el capítulo de Cornell de la fraternidad Delta Phi.</text:span></text:p>
        </text:list-item>
        <text:list-item>
          <text:p text:style-name="P65">Ayuda proporcionada por el buscador.</text:p>
          <text:p text:style-name="P33"><text:span text:style-name="T43">Infobox </text:span><text:span text:style-name="T44">de la Wikipedia sobre la mansión Llenroc.</text:span></text:p>
        </text:list-item>
        <text:list-item>
          <text:p text:style-name="P65">Respuesta final.</text:p>
          <text:p text:style-name="P169"><text:soft-page-break/>Ya no vive nadie en la casa, es propiedad de la fraternidad Delta Phi.</text:p>
        </text:list-item>
      </text:list>
      <text:p text:style-name="P3"><text:span text:style-name="T7">Baeza</text:span><text:span text:style-name="T4"> (inglés, Google)</text:span></text:p>
      <text:list xml:id="list230216082768080" text:continue-numbering="true" text:style-name="List_20_1">
        <text:list-item>
          <text:p text:style-name="P65">Consultas.</text:p>
          <text:p text:style-name="P33"><text:span text:style-name="T41">“</text:span><text:span text:style-name="T45">ricardo baeza yahoo</text:span><text:span text:style-name="T43">”.</text:span></text:p>
          <text:p text:style-name="P33"><text:span text:style-name="T41">“</text:span><text:span text:style-name="T45">ricardo baeza chile</text:span><text:span text:style-name="T43">”.</text:span></text:p>
        </text:list-item>
        <text:list-item>
          <text:p text:style-name="P65">Páginas exploradas.</text:p>
          <text:p text:style-name="P108">“<text:a xlink:type="simple" xlink:href="https://en.m.wikipedia.org/wiki/Ricardo_Baeza-Yates" text:style-name="Internet_20_link" text:visited-style-name="Visited_20_Internet_20_Link">https://en.m.wikipedia.org/wiki/Ricardo_Baeza-Yates</text:a>” – <text:span text:style-name="T94">Aquí vemos que el Ricardo Baeza relacionado con Yahoo! Research Barcelona es chileno.</text:span></text:p>
          <text:p text:style-name="P33"><text:span text:style-name="T41">“</text:span><text:a xlink:type="simple" xlink:href="https://es.m.wikipedia.org/wiki/Ricardo_Baeza_Rodríguez" text:style-name="Internet_20_link" text:visited-style-name="Visited_20_Internet_20_Link"><text:span text:style-name="T41">https://es.m.wikipedia.org/wiki/Ricardo_Baeza_Rodr%C3%ADguez</text:span></text:a><text:span text:style-name="T41">” – </text:span><text:span text:style-name="T67">Otro Ricardo Baeza de nacionalidad chilena, en este caso un ingeniero eléctrico.</text:span></text:p>
        </text:list-item>
        <text:list-item>
          <text:p text:style-name="P65">Ayuda proporcionada por el buscador.</text:p>
          <text:p text:style-name="P33"><text:span text:style-name="T43">Infobox </text:span><text:span text:style-name="T46">de Wikipedia con información sobre el científico informático Ricardo A. Baeza-Yates.</text:span></text:p>
        </text:list-item>
        <text:list-item>
          <text:p text:style-name="P65">Respuesta final.</text:p>
          <text:p text:style-name="P60"><text:span text:style-name="T67">No se ha podido conseguir la página personal de Ricardo Baeza Rodríguez, ingeniero eléctrico chileno.</text:span></text:p>
        </text:list-item>
      </text:list>
      <text:p text:style-name="P4"><text:span text:style-name="T7">Baeza</text:span><text:span text:style-name="T4"> (</text:span><text:span text:style-name="T8">castellano</text:span><text:span text:style-name="T4">, Google)</text:span></text:p>
      <text:list xml:id="list230215751891228" text:continue-numbering="true" text:style-name="List_20_1">
        <text:list-item>
          <text:p text:style-name="P66">Consultas.</text:p>
          <text:p text:style-name="P34"><text:span text:style-name="T41">“</text:span><text:span text:style-name="T45">ricardo baeza yahoo</text:span><text:span text:style-name="T43">”.</text:span></text:p>
          <text:p text:style-name="P34"><text:span text:style-name="T41">“</text:span><text:span text:style-name="T45">ricardo baeza chile</text:span><text:span text:style-name="T43">”.</text:span></text:p>
        </text:list-item>
        <text:list-item>
          <text:p text:style-name="P66">Páginas exploradas.</text:p>
          <text:p text:style-name="P111">“<text:a xlink:type="simple" xlink:href="https://en.m.wikipedia.org/wiki/Ricardo_Baeza-Yates" text:style-name="Internet_20_link" text:visited-style-name="Visited_20_Internet_20_Link">https://en.m.wikipedia.org/wiki/Ricardo_Baeza-Yates</text:a>” – <text:span text:style-name="T94">Aquí vemos que el Ricardo Baeza relacionado con Yahoo! Research Barcelona es chileno.</text:span></text:p>
          <text:p text:style-name="P88"><text:span text:style-name="T40">“</text:span><text:a xlink:type="simple" xlink:href="https://es.m.wikipedia.org/wiki/Ricardo_Baeza_Rodríguez" text:style-name="Internet_20_link" text:visited-style-name="Visited_20_Internet_20_Link"><text:span text:style-name="T40">https://es.m.wikipedia.org/wiki/Ricardo_Baeza_Rodr%C3%ADguez</text:span></text:a><text:span text:style-name="T40">” – </text:span><text:span text:style-name="T67">Otro Ricardo Baeza de nacionalidad chilena, en este caso un ingeniero eléctrico.</text:span></text:p>
        </text:list-item>
        <text:list-item>
          <text:p text:style-name="P66">Ayuda proporcionada por el buscador.</text:p>
          <text:p text:style-name="P149">Infobox <text:span text:style-name="T74">de Wikipedia con información sobre el científico informático Ricardo A. Baeza-Yates.</text:span></text:p>
        </text:list-item>
        <text:list-item>
          <text:p text:style-name="P66">Respuesta final.</text:p>
          <text:p text:style-name="P100"><text:span text:style-name="T67">No se ha podido conseguir la página personal de Ricardo Baeza Rodríguez, ingeniero eléctrico chileno.</text:span></text:p>
        </text:list-item>
      </text:list>
      <text:p text:style-name="P4"><text:span text:style-name="T7">Baeza</text:span><text:span text:style-name="T4"> (inglés, </text:span><text:span text:style-name="T8">DuckDuckGo</text:span><text:span text:style-name="T4">)</text:span></text:p>
      <text:list xml:id="list230215745108291" text:continue-numbering="true" text:style-name="List_20_1">
        <text:list-item>
          <text:p text:style-name="P66">Consultas.</text:p>
          <text:p text:style-name="P34"><text:soft-page-break/><text:span text:style-name="T41">“</text:span><text:span text:style-name="T45">ricardo baeza yahoo</text:span><text:span text:style-name="T43">”.</text:span></text:p>
          <text:p text:style-name="P34"><text:span text:style-name="T41">“</text:span><text:span text:style-name="T45">ricardo baeza chile</text:span><text:span text:style-name="T43">”.</text:span></text:p>
        </text:list-item>
        <text:list-item>
          <text:p text:style-name="P66">Páginas exploradas.</text:p>
          <text:p text:style-name="P112">“<text:a xlink:type="simple" xlink:href="https://en.m.wikipedia.org/wiki/Ricardo_Baeza-Yates" text:style-name="Internet_20_link" text:visited-style-name="Visited_20_Internet_20_Link">https://en.m.wikipedia.org/wiki/Ricardo_Baeza-Yates</text:a>” – <text:span text:style-name="T94">Aquí vemos que el Ricardo Baeza relacionado con Yahoo! Research Barcelona es chileno.</text:span></text:p>
          <text:p text:style-name="P89"><text:span text:style-name="T40">“</text:span><text:a xlink:type="simple" xlink:href="https://es.m.wikipedia.org/wiki/Ricardo_Baeza_Rodríguez" text:style-name="Internet_20_link" text:visited-style-name="Visited_20_Internet_20_Link"><text:span text:style-name="T40">https://es.m.wikipedia.org/wiki/Ricardo_Baeza_Rodr%C3%ADguez</text:span></text:a><text:span text:style-name="T40">” – </text:span><text:span text:style-name="T67">Otro Ricardo Baeza de nacionalidad chilena, en este caso un ingeniero eléctrico.</text:span></text:p>
        </text:list-item>
        <text:list-item>
          <text:p text:style-name="P66">Ayuda proporcionada por el buscador.</text:p>
          <text:p text:style-name="P34"><text:span text:style-name="T43">Infobox </text:span><text:span text:style-name="T46">de Wikipedia con información e imágenes sobre el escritor cubano Ricardo Baeza Durán.</text:span></text:p>
        </text:list-item>
        <text:list-item>
          <text:p text:style-name="P66">Respuesta final.</text:p>
          <text:p text:style-name="P101"><text:span text:style-name="T67">No se ha podido conseguir la página personal de Ricardo Baeza Rodríguez, ingeniero eléctrico chileno.</text:span></text:p>
        </text:list-item>
      </text:list>
      <text:p text:style-name="P4"><text:span text:style-name="T7">Baeza</text:span><text:span text:style-name="T4"> (</text:span><text:span text:style-name="T8">castellano</text:span><text:span text:style-name="T4">, </text:span><text:span text:style-name="T8">DuckDuckGo</text:span><text:span text:style-name="T4">)</text:span></text:p>
      <text:list xml:id="list230216186515196" text:continue-numbering="true" text:style-name="List_20_1">
        <text:list-item>
          <text:p text:style-name="P66">Consultas.</text:p>
          <text:p text:style-name="P34"><text:span text:style-name="T41">“</text:span><text:span text:style-name="T45">ricardo baeza yahoo</text:span><text:span text:style-name="T43">”.</text:span></text:p>
          <text:p text:style-name="P34"><text:span text:style-name="T41">“</text:span><text:span text:style-name="T45">ricardo baeza chile</text:span><text:span text:style-name="T43">”.</text:span></text:p>
        </text:list-item>
        <text:list-item>
          <text:p text:style-name="P66">Páginas exploradas.</text:p>
          <text:p text:style-name="P113">“<text:a xlink:type="simple" xlink:href="https://en.m.wikipedia.org/wiki/Ricardo_Baeza-Yates" text:style-name="Internet_20_link" text:visited-style-name="Visited_20_Internet_20_Link">https://en.m.wikipedia.org/wiki/Ricardo_Baeza-Yates</text:a>” – <text:span text:style-name="T94">Aquí vemos que el Ricardo Baeza relacionado con Yahoo! Research Barcelona es chileno.</text:span></text:p>
          <text:p text:style-name="P90"><text:span text:style-name="T40">“</text:span><text:a xlink:type="simple" xlink:href="https://es.m.wikipedia.org/wiki/Ricardo_Baeza_Rodríguez" text:style-name="Internet_20_link" text:visited-style-name="Visited_20_Internet_20_Link"><text:span text:style-name="T40">https://es.m.wikipedia.org/wiki/Ricardo_Baeza_Rodr%C3%ADguez</text:span></text:a><text:span text:style-name="T40">” – </text:span><text:span text:style-name="T67">Otro Ricardo Baeza de nacionalidad chilena, en este caso un ingeniero eléctrico.</text:span></text:p>
        </text:list-item>
        <text:list-item>
          <text:p text:style-name="P66">Ayuda proporcionada por el buscador.</text:p>
          <text:p text:style-name="P34"><text:span text:style-name="T43">Infobox </text:span><text:span text:style-name="T46">de Wikipedia con información e imágenes sobre el escritor cubano Ricardo Baeza Durán.</text:span></text:p>
        </text:list-item>
        <text:list-item>
          <text:p text:style-name="P66">Respuesta final.</text:p>
          <text:p text:style-name="P102"><text:span text:style-name="T67">No se ha podido conseguir la página personal de Ricardo Baeza Rodríguez, ingeniero eléctrico chileno.</text:span></text:p>
        </text:list-item>
      </text:list>
      <text:p text:style-name="P5"><text:span text:style-name="T9">Time-Machine</text:span><text:span text:style-name="T4"> (inglés, Google)</text:span></text:p>
      <text:list xml:id="list230216552157595" text:continue-numbering="true" text:style-name="List_20_1">
        <text:list-item>
          <text:p text:style-name="P67">Consultas.</text:p>
          <text:p text:style-name="P35"><text:span text:style-name="T41">“</text:span><text:span text:style-name="T47">time machine film cast</text:span><text:span text:style-name="T43">”.</text:span></text:p>
        </text:list-item>
        <text:list-item>
          <text:p text:style-name="P67">Páginas exploradas.</text:p>
          <text:p text:style-name="P114"><text:soft-page-break/>“<text:a xlink:type="simple" xlink:href="https://m.imdb.com/title/tt0054387/fullcredits" text:style-name="Internet_20_link" text:visited-style-name="Visited_20_Internet_20_Link">https://m.imdb.com/title/tt0054387/fullcredits</text:a>” – <text:span text:style-name="T95">Información sobre la película de 1960 </text:span><text:span text:style-name="T30">La máquina del tiempo</text:span><text:span text:style-name="T82">.</text:span></text:p>
          <text:p text:style-name="P114"><text:span text:style-name="T82">“https://m.imdb.com/title/tt0054387/fullcredits/cast?ref₌m_ttfc_3” – Reparto de la película.</text:span></text:p>
          <text:p text:style-name="P114"><text:span text:style-name="T82">“</text:span><text:a xlink:type="simple" xlink:href="https://m.imdb.com/name/nm0001792/?ref_=m_ttfcd_cl1" text:style-name="Internet_20_link" text:visited-style-name="Visited_20_Internet_20_Link"><text:span text:style-name="T82">https://m.imdb.com/name/nm0001792/?ref_=m_ttfcd_cl1</text:span></text:a><text:span text:style-name="T82">” – Información sobre el actor Rod Taylor.</text:span></text:p>
        </text:list-item>
        <text:list-item>
          <text:p text:style-name="P67">Ayuda proporcionada por el buscador.</text:p>
          <text:p text:style-name="P35"><text:span text:style-name="T43">Infobox </text:span><text:span text:style-name="T46">de Wikipedia con información sobre </text:span><text:span text:style-name="T47">la película </text:span><text:span text:style-name="T33">La máquina del tiempo (The Time Machine)</text:span><text:span text:style-name="T75"> [2002].</text:span></text:p>
        </text:list-item>
        <text:list-item>
          <text:p text:style-name="P67">Respuesta final.</text:p>
          <text:p text:style-name="P170">Rod Taylor.</text:p>
        </text:list-item>
      </text:list>
      <text:p text:style-name="P6"><text:span text:style-name="T9">Time-Machine</text:span><text:span text:style-name="T4"> (</text:span><text:span text:style-name="T10">castellano</text:span><text:span text:style-name="T4">, Google)</text:span></text:p>
      <text:list xml:id="list230215397270571" text:continue-numbering="true" text:style-name="List_20_1">
        <text:list-item>
          <text:p text:style-name="P68">Consultas.</text:p>
          <text:p text:style-name="P36"><text:span text:style-name="T41">“</text:span><text:span text:style-name="T48">película </text:span><text:span text:style-name="T47">time machine </text:span><text:span text:style-name="T48">reparto</text:span><text:span text:style-name="T43">”.</text:span></text:p>
        </text:list-item>
        <text:list-item>
          <text:p text:style-name="P68">Páginas exploradas.</text:p>
          <text:p text:style-name="P115">“<text:a xlink:type="simple" xlink:href="https://es.m.wikipedia.org/wiki/The_Time_Machine_(película_de_1960" text:style-name="Internet_20_link" text:visited-style-name="Visited_20_Internet_20_Link">https://es.m.wikipedia.org/wiki/The_Time_Machine_(pel%C3%ADcula_de_1960</text:a>)” – <text:span text:style-name="T96">Aquí se lista el reparto de la película.</text:span></text:p>
        </text:list-item>
        <text:list-item>
          <text:p text:style-name="P68">Ayuda proporcionada por el buscador.</text:p>
          <text:p text:style-name="P36"><text:span text:style-name="T43">Infobox </text:span><text:span text:style-name="T46">de Wikipedia con información sobre </text:span><text:span text:style-name="T47">la película </text:span><text:span text:style-name="T33">La máquina del tiempo (The Time Machine)</text:span><text:span text:style-name="T75"> [2002].</text:span></text:p>
        </text:list-item>
        <text:list-item>
          <text:p text:style-name="P68">Respuesta final.</text:p>
          <text:p text:style-name="P171">Rod Taylor.</text:p>
        </text:list-item>
      </text:list>
      <text:p text:style-name="P6"><text:span text:style-name="T9">Time-Machine</text:span><text:span text:style-name="T4"> (inglés, </text:span><text:span text:style-name="T10">DuckDuckGo</text:span><text:span text:style-name="T4">)</text:span></text:p>
      <text:list xml:id="list230215062264926" text:continue-numbering="true" text:style-name="List_20_1">
        <text:list-item>
          <text:p text:style-name="P68">Consultas.</text:p>
          <text:p text:style-name="P36"><text:span text:style-name="T41">“</text:span><text:span text:style-name="T47">time machine film cast</text:span><text:span text:style-name="T43">”.</text:span></text:p>
        </text:list-item>
        <text:list-item>
          <text:p text:style-name="P68">Páginas exploradas.</text:p>
          <text:p text:style-name="P116">“<text:a xlink:type="simple" xlink:href="https://m.imdb.com/title/tt0054387/fullcredits" text:style-name="Internet_20_link" text:visited-style-name="Visited_20_Internet_20_Link">https://m.imdb.com/title/tt0054387/fullcredits</text:a>” – <text:span text:style-name="T95">Información sobre la película de 1960 </text:span><text:span text:style-name="T30">La máquina del tiempo</text:span><text:span text:style-name="T82">.</text:span></text:p>
          <text:p text:style-name="P116"><text:span text:style-name="T82">“https://m.imdb.com/title/tt0054387/fullcredits/cast?ref₌m_ttfc_3” – Reparto de la película.</text:span></text:p>
          <text:p text:style-name="P116"><text:span text:style-name="T82">“</text:span><text:a xlink:type="simple" xlink:href="https://m.imdb.com/name/nm0001792/?ref_=m_ttfcd_cl1" text:style-name="Internet_20_link" text:visited-style-name="Visited_20_Internet_20_Link"><text:span text:style-name="T82">https://m.imdb.com/name/nm0001792/?ref_=m_ttfcd_cl1</text:span></text:a><text:span text:style-name="T82">” – Información sobre el actor Rod Taylor.</text:span></text:p>
        </text:list-item>
        <text:list-item>
          <text:p text:style-name="P68">Ayuda proporcionada por el buscador.</text:p>
          <text:p text:style-name="P36"><text:span text:style-name="T43">Infobox </text:span><text:span text:style-name="T48">con imágenes de las distintas versiones de la película.</text:span></text:p>
        </text:list-item>
        <text:list-item>
          <text:p text:style-name="P68"><text:soft-page-break/>Respuesta final.</text:p>
          <text:p text:style-name="P171">Rod Taylor.</text:p>
        </text:list-item>
      </text:list>
      <text:p text:style-name="P6"><text:span text:style-name="T9">Time-Machine</text:span><text:span text:style-name="T4"> (</text:span><text:span text:style-name="T10">castellano</text:span><text:span text:style-name="T4">, </text:span><text:span text:style-name="T10">DuckDuckGo</text:span><text:span text:style-name="T4">)</text:span></text:p>
      <text:list xml:id="list230215087066811" text:continue-numbering="true" text:style-name="List_20_1">
        <text:list-item>
          <text:p text:style-name="P68">Consultas.</text:p>
          <text:p text:style-name="P36"><text:span text:style-name="T41">“</text:span><text:span text:style-name="T48">película </text:span><text:span text:style-name="T47">time machine </text:span><text:span text:style-name="T48">reparto</text:span><text:span text:style-name="T43">”.</text:span></text:p>
        </text:list-item>
        <text:list-item>
          <text:p text:style-name="P91">Páginas exploradas.</text:p>
          <text:p text:style-name="P117">“<text:a xlink:type="simple" xlink:href="https://es.m.wikipedia.org/wiki/The_Time_Machine_(película_de_1960" text:style-name="Internet_20_link" text:visited-style-name="Visited_20_Internet_20_Link">https://es.m.wikipedia.org/wiki/The_Time_Machine_(pel%C3%ADcula_de_1960</text:a>)” – <text:span text:style-name="T96">Aquí se lista el reparto de la película.</text:span></text:p>
        </text:list-item>
        <text:list-item>
          <text:p text:style-name="P68">Ayuda proporcionada por el buscador.</text:p>
          <text:p text:style-name="P150"><text:span text:style-name="T84">N</text:span>inguna.</text:p>
        </text:list-item>
        <text:list-item>
          <text:p text:style-name="P68">Respuesta final.</text:p>
          <text:p text:style-name="P172">Rod Taylor.</text:p>
        </text:list-item>
      </text:list>
      <text:p text:style-name="P7"><text:span text:style-name="T11">NY</text:span><text:span text:style-name="T9">-M</text:span><text:span text:style-name="T11">ountains</text:span><text:span text:style-name="T4"> (inglés, Google)</text:span></text:p>
      <text:list xml:id="list230216181094125" text:continue-numbering="true" text:style-name="List_20_1">
        <text:list-item>
          <text:p text:style-name="P69">Consultas.</text:p>
          <text:p text:style-name="P37"><text:span text:style-name="T41">“</text:span><text:span text:style-name="T49">tallest ny mountains</text:span><text:span text:style-name="T43">”.</text:span></text:p>
        </text:list-item>
        <text:list-item>
          <text:p text:style-name="P69">Páginas exploradas.</text:p>
          <text:p text:style-name="P151">Ninguna.</text:p>
        </text:list-item>
        <text:list-item>
          <text:p text:style-name="P69">Ayuda proporcionada por el buscador.</text:p>
          <text:p text:style-name="P37"><text:span text:style-name="T43">Infobox </text:span><text:span text:style-name="T49">con las montañas más altas de Nueva York ordenadas por tamaño en metros.</text:span></text:p>
        </text:list-item>
        <text:list-item>
          <text:p text:style-name="P69">Respuesta final.</text:p>
          <text:p text:style-name="P152">Mount Marcy: 1,629 m</text:p>
          <text:p text:style-name="P152">Algonquin Peak: 1,559 m</text:p>
          <text:p text:style-name="P152">Mount Haystack: 1,512 m</text:p>
          <text:p text:style-name="P152">Mount Skylight: 1,501 m</text:p>
          <text:p text:style-name="P152">Whiteface Mountain: 1,483 m</text:p>
        </text:list-item>
      </text:list>
      <text:p text:style-name="P8"><text:span text:style-name="T11">NY</text:span><text:span text:style-name="T9">-M</text:span><text:span text:style-name="T11">ountains</text:span><text:span text:style-name="T4"> (</text:span><text:span text:style-name="T12">castellano</text:span><text:span text:style-name="T4">, Google)</text:span></text:p>
      <text:list xml:id="list230216805045844" text:continue-numbering="true" text:style-name="List_20_1">
        <text:list-item>
          <text:p text:style-name="P70">Consultas.</text:p>
          <text:p text:style-name="P38"><text:span text:style-name="T41">“</text:span><text:span text:style-name="T50">montañas más altas nueva york</text:span><text:span text:style-name="T43">”.</text:span></text:p>
        </text:list-item>
        <text:list-item>
          <text:p text:style-name="P70">Páginas exploradas.</text:p>
          <text:p text:style-name="P151">Ninguna.</text:p>
        </text:list-item>
        <text:list-item>
          <text:p text:style-name="P70"><text:soft-page-break/>Ayuda proporcionada por el buscador.</text:p>
          <text:p text:style-name="P38"><text:span text:style-name="T43">Infobox </text:span><text:span text:style-name="T49">con las montañas más altas de Nueva York ordenadas por tamaño en metros.</text:span></text:p>
        </text:list-item>
        <text:list-item>
          <text:p text:style-name="P70">Respuesta final.</text:p>
          <text:p text:style-name="P153">Mount Marcy: 1,629 m</text:p>
          <text:p text:style-name="P153">Algonquin Peak: 1,559 m</text:p>
          <text:p text:style-name="P153">Mount Haystack: 1,512 m</text:p>
          <text:p text:style-name="P153">Mount Skylight: 1,501 m</text:p>
          <text:p text:style-name="P153">Whiteface Mountain: 1,483 m</text:p>
        </text:list-item>
      </text:list>
      <text:p text:style-name="P8"><text:span text:style-name="T11">NY</text:span><text:span text:style-name="T9">-M</text:span><text:span text:style-name="T11">ountains</text:span><text:span text:style-name="T4"> (inglés, </text:span><text:span text:style-name="T12">DuckDuckGo</text:span><text:span text:style-name="T4">)</text:span></text:p>
      <text:list xml:id="list230215838412805" text:continue-numbering="true" text:style-name="List_20_1">
        <text:list-item>
          <text:p text:style-name="P70">Consultas.</text:p>
          <text:p text:style-name="P38"><text:span text:style-name="T41">“</text:span><text:span text:style-name="T49">tallest ny mountains</text:span><text:span text:style-name="T43">”.</text:span></text:p>
        </text:list-item>
        <text:list-item>
          <text:p text:style-name="P70">Páginas exploradas.</text:p>
          <text:p text:style-name="P118">“<text:a xlink:type="simple" xlink:href="https://www.summitpost.org/new-york-s-100-highest-mountains/193398" text:style-name="Internet_20_link" text:visited-style-name="Visited_20_Internet_20_Link">https://www.summitpost.org/new-york-s-100-highest-mountains/193398</text:a>” – <text:span text:style-name="T97">Información sobre las montañas más altas del estado de Nueva York.</text:span></text:p>
        </text:list-item>
        <text:list-item>
          <text:p text:style-name="P70">Ayuda proporcionada por el buscador.</text:p>
          <text:p text:style-name="P151"><text:span text:style-name="T85">N</text:span>inguna.</text:p>
        </text:list-item>
        <text:list-item>
          <text:p text:style-name="P70">Respuesta final.</text:p>
          <text:p text:style-name="P153">Mount Marcy: 1,629 m</text:p>
          <text:p text:style-name="P153">Algonquin Peak: 1,559 m</text:p>
          <text:p text:style-name="P153">Mount Haystack: 1,512 m</text:p>
          <text:p text:style-name="P153">Mount Skylight: 1,501 m</text:p>
          <text:p text:style-name="P153">Whiteface Mountain: 1,483 m</text:p>
        </text:list-item>
      </text:list>
      <text:p text:style-name="P8"><text:span text:style-name="T11">NY</text:span><text:span text:style-name="T9">-M</text:span><text:span text:style-name="T11">ountains</text:span><text:span text:style-name="T4"> (</text:span><text:span text:style-name="T12">castellano</text:span><text:span text:style-name="T4">, </text:span><text:span text:style-name="T12">DuckDuckGo</text:span><text:span text:style-name="T4">)</text:span></text:p>
      <text:list xml:id="list230216434089763" text:continue-numbering="true" text:style-name="List_20_1">
        <text:list-item>
          <text:p text:style-name="P70">Consultas.</text:p>
          <text:p text:style-name="P38"><text:span text:style-name="T41">“</text:span><text:span text:style-name="T50">montañas más altas nueva york</text:span><text:span text:style-name="T43">”.</text:span></text:p>
          <text:p text:style-name="P38"><text:span text:style-name="T43">“</text:span><text:span text:style-name="T51">montañas nueva york”.</text:span></text:p>
        </text:list-item>
        <text:list-item>
          <text:p text:style-name="P70">Páginas exploradas.</text:p>
          <text:p text:style-name="P38"><text:span text:style-name="T41">“</text:span><text:a xlink:type="simple" xlink:href="https://www.tripadvisor.es/Attractions-g28953-Activities-c57-t66-New_York.html" text:style-name="Internet_20_link" text:visited-style-name="Visited_20_Internet_20_Link"><text:span text:style-name="T41">https://www.tripadvisor.es/Attractions-g28953-Activities-c57-t66-New_York.html</text:span></text:a><text:span text:style-name="T41">” <text:s/>- </text:span><text:span text:style-name="T68">No contiene información de utilidad.</text:span></text:p>
          <text:p text:style-name="P38"><text:span text:style-name="T41">“</text:span><text:a xlink:type="simple" xlink:href="https://listas.20minutos.es/lista/los-puntos-mas-altos-de-estados-unidos-378240/" text:style-name="Internet_20_link" text:visited-style-name="Visited_20_Internet_20_Link"><text:span text:style-name="T41">https://listas.20minutos.es/lista/los-puntos-mas-altos-de-estados-unidos-378240/</text:span></text:a><text:span text:style-name="T41">” - </text:span><text:span text:style-name="T68">De aquí solo podemos sacar una montaña del estado de Nueva York. La más alta, el Mount Marcy.</text:span><text:span text:style-name="T41"> </text:span></text:p>
        </text:list-item>
        <text:list-item>
          <text:p text:style-name="P70"><text:soft-page-break/>Ayuda proporcionada por el buscador.</text:p>
          <text:p text:style-name="P151"><text:span text:style-name="T85">N</text:span>inguna.</text:p>
        </text:list-item>
        <text:list-item>
          <text:p text:style-name="P70">Respuesta final.</text:p>
          <text:p text:style-name="P153">Mount Marcy: 1,629 m</text:p>
        </text:list-item>
      </text:list>
      <text:p text:style-name="P13"><text:span text:style-name="T13">Purple-Cow</text:span><text:span text:style-name="T4"> (inglés, Google)</text:span></text:p>
      <text:list xml:id="list230215735357150" text:continue-numbering="true" text:style-name="List_20_1">
        <text:list-item>
          <text:p text:style-name="P71">Consultas.</text:p>
          <text:p text:style-name="P39"><text:span text:style-name="T41">“</text:span><text:span text:style-name="T52">purple cow author</text:span><text:span text:style-name="T43">”.</text:span></text:p>
          <text:p text:style-name="P39"><text:span text:style-name="T43">“</text:span><text:span text:style-name="T54">seth godin twitter”.</text:span></text:p>
        </text:list-item>
        <text:list-item>
          <text:p text:style-name="P71">Páginas exploradas.</text:p>
          <text:p text:style-name="P119">“<text:a xlink:type="simple" xlink:href="https://mobile.twitter.com/thisissethsblog?lang=es" text:style-name="Internet_20_link" text:visited-style-name="Visited_20_Internet_20_Link">https://mobile.twitter.com/thisissethsblog?lang=es</text:a>” – <text:span text:style-name="T98">Página oficial de Twitter de Seth Godin.</text:span></text:p>
        </text:list-item>
        <text:list-item>
          <text:p text:style-name="P71">Ayuda proporcionada por el buscador.</text:p>
          <text:p text:style-name="P39"><text:span text:style-name="T43">Infobox </text:span><text:span text:style-name="T53">de Wikipedia sobre el empresario estadounidense Seth Godin</text:span><text:span text:style-name="T49">.</text:span></text:p>
        </text:list-item>
        <text:list-item>
          <text:p text:style-name="P71">Respuesta final.</text:p>
          <text:p text:style-name="P154">@ThisIsSethsBlog.</text:p>
        </text:list-item>
      </text:list>
      <text:p text:style-name="P14"><text:span text:style-name="T13">Purple-Cow</text:span><text:span text:style-name="T4"> (</text:span><text:span text:style-name="T14">castellano</text:span><text:span text:style-name="T4">, Google)</text:span></text:p>
      <text:list xml:id="list230216582531642" text:continue-numbering="true" text:style-name="List_20_1">
        <text:list-item>
          <text:p text:style-name="P72">Consultas.</text:p>
          <text:p text:style-name="P40"><text:span text:style-name="T41">“</text:span><text:span text:style-name="T54">autor </text:span><text:span text:style-name="T52">purple cow</text:span><text:span text:style-name="T43">”.</text:span></text:p>
          <text:p text:style-name="P40"><text:span text:style-name="T43">“</text:span><text:span text:style-name="T54">seth godin twitter”.</text:span></text:p>
        </text:list-item>
        <text:list-item>
          <text:p text:style-name="P72">Páginas exploradas.</text:p>
          <text:p text:style-name="P121">“<text:a xlink:type="simple" xlink:href="https://mobile.twitter.com/thisissethsblog?lang=es" text:style-name="Internet_20_link" text:visited-style-name="Visited_20_Internet_20_Link">https://mobile.twitter.com/thisissethsblog?lang=es</text:a>” – <text:span text:style-name="T98">Página oficial de Twitter de Seth Godin.</text:span></text:p>
        </text:list-item>
        <text:list-item>
          <text:p text:style-name="P72">Ayuda proporcionada por el buscador.</text:p>
          <text:p text:style-name="P40"><text:span text:style-name="T43">Infobox </text:span><text:span text:style-name="T54">con imágenes del libro y el nombre del autor</text:span><text:span text:style-name="T49">.</text:span></text:p>
        </text:list-item>
        <text:list-item>
          <text:p text:style-name="P72">Respuesta final.</text:p>
          <text:p text:style-name="P154">@ThisIsSethsBlog</text:p>
        </text:list-item>
      </text:list>
      <text:p text:style-name="P14"><text:span text:style-name="T13">Purple-Cow</text:span><text:span text:style-name="T4"> (inglés, </text:span><text:span text:style-name="T14">DuckDuckGo</text:span><text:span text:style-name="T4">)</text:span></text:p>
      <text:list xml:id="list230216745557910" text:continue-numbering="true" text:style-name="List_20_1">
        <text:list-item>
          <text:p text:style-name="P72">Consultas.</text:p>
          <text:p text:style-name="P40"><text:span text:style-name="T41">“</text:span><text:span text:style-name="T52">purple cow author</text:span><text:span text:style-name="T43">”.</text:span></text:p>
          <text:p text:style-name="P40"><text:span text:style-name="T43">“</text:span><text:span text:style-name="T54">purple cow economics author”</text:span></text:p>
          <text:p text:style-name="P40"><text:span text:style-name="T43">“</text:span><text:span text:style-name="T54">seth godin twitter”.</text:span></text:p>
        </text:list-item>
        <text:list-item>
          <text:p text:style-name="P72">Páginas exploradas.</text:p>
          <text:p text:style-name="P120"><text:soft-page-break/>“<text:a xlink:type="simple" xlink:href="https://www.amazon.com/Purple-Cow-New-Transform-Remarkable/dp/1591843170" text:style-name="Internet_20_link" text:visited-style-name="Visited_20_Internet_20_Link">https://www.amazon.com/Purple-Cow-New-Transform-Remarkable/dp/1591843170</text:a>” – <text:span text:style-name="T99">De aquí sacamos el nombre del autor.</text:span></text:p>
          <text:p text:style-name="P122">“<text:a xlink:type="simple" xlink:href="https://mobile.twitter.com/thisissethsblog?lang=es" text:style-name="Internet_20_link" text:visited-style-name="Visited_20_Internet_20_Link">https://mobile.twitter.com/thisissethsblog?lang=es</text:a>” – <text:span text:style-name="T98">Página oficial de Twitter de Seth Godin.</text:span></text:p>
        </text:list-item>
        <text:list-item>
          <text:p text:style-name="P72">Ayuda proporcionada por el buscador.</text:p>
          <text:p text:style-name="P40"><text:span text:style-name="T43">Infobox </text:span><text:span text:style-name="T53">de Wikipedia sobre </text:span><text:span text:style-name="T54">el poema corto titulado </text:span><text:span text:style-name="T34">Purple Cow</text:span><text:span text:style-name="T49">.</text:span></text:p>
        </text:list-item>
        <text:list-item>
          <text:p text:style-name="P72">Respuesta final.</text:p>
          <text:p text:style-name="P154">@ThisIsSethsBlog.</text:p>
        </text:list-item>
      </text:list>
      <text:p text:style-name="P14"><text:span text:style-name="T13">Purple-Cow</text:span><text:span text:style-name="T4"> (</text:span><text:span text:style-name="T14">castellano</text:span><text:span text:style-name="T4">, </text:span><text:span text:style-name="T14">DuckDuckGo</text:span><text:span text:style-name="T4">)</text:span></text:p>
      <text:list xml:id="list230215513749560" text:continue-numbering="true" text:style-name="List_20_1">
        <text:list-item>
          <text:p text:style-name="P72">Consultas.</text:p>
          <text:p text:style-name="P40"><text:span text:style-name="T41">“</text:span><text:span text:style-name="T55">autor purple cow</text:span><text:span text:style-name="T43">”.</text:span></text:p>
          <text:p text:style-name="P40"><text:span text:style-name="T43">“</text:span><text:span text:style-name="T54">seth godin twitter”.</text:span></text:p>
        </text:list-item>
        <text:list-item>
          <text:p text:style-name="P72">Páginas exploradas.</text:p>
          <text:p text:style-name="P122">“<text:a xlink:type="simple" xlink:href="https://www.amazon.com/Purple-Cow-New-Transform-Remarkable/dp/1591843170" text:style-name="Internet_20_link" text:visited-style-name="Visited_20_Internet_20_Link">https://www.amazon.com/Purple-Cow-New-Transform-Remarkable/dp/1591843170</text:a>” – <text:span text:style-name="T99">De aquí sacamos el nombre del autor.</text:span></text:p>
          <text:p text:style-name="P122">“<text:a xlink:type="simple" xlink:href="https://mobile.twitter.com/thisissethsblog?lang=es" text:style-name="Internet_20_link" text:visited-style-name="Visited_20_Internet_20_Link">https://mobile.twitter.com/thisissethsblog?lang=es</text:a>” – <text:span text:style-name="T98">Página oficial de Twitter de Seth Godin.</text:span></text:p>
        </text:list-item>
        <text:list-item>
          <text:p text:style-name="P72">Ayuda proporcionada por el buscador.</text:p>
          <text:p text:style-name="P40"><text:span text:style-name="T43">Infobox </text:span><text:span text:style-name="T53">de Wikipedia sobre </text:span><text:span text:style-name="T54">el poema corto titulado </text:span><text:span text:style-name="T34">Purple Cow</text:span><text:span text:style-name="T49">.</text:span></text:p>
        </text:list-item>
        <text:list-item>
          <text:p text:style-name="P72">Respuesta final.</text:p>
          <text:p text:style-name="P154">@ThisIsSethsBlog.</text:p>
        </text:list-item>
      </text:list>
      <text:p text:style-name="P15"><text:span text:style-name="T15">1000</text:span><text:span text:style-name="T13">-</text:span><text:span text:style-name="T15">Acres</text:span><text:span text:style-name="T4"> (inglés, Google)</text:span></text:p>
      <text:list xml:id="list230215766714790" text:continue-numbering="true" text:style-name="List_20_1">
        <text:list-item>
          <text:p text:style-name="P73">Consultas.</text:p>
          <text:p text:style-name="P41"><text:span text:style-name="T41">“</text:span><text:span text:style-name="T55">1000 acres dude ranch</text:span><text:span text:style-name="T43">”.</text:span></text:p>
        </text:list-item>
        <text:list-item>
          <text:p text:style-name="P73">Páginas exploradas.</text:p>
          <text:p text:style-name="P123">“<text:a xlink:type="simple" xlink:href="https://www.1000acres.com/" text:style-name="Internet_20_link" text:visited-style-name="Visited_20_Internet_20_Link">https://www.1000acres.com/</text:a>” - <text:span text:style-name="T100">Página oficial del rancho </text:span><text:span text:style-name="T31">1000 Acres</text:span><text:span text:style-name="T100">.</text:span></text:p>
        </text:list-item>
        <text:list-item>
          <text:p text:style-name="P73">Ayuda proporcionada por el buscador.</text:p>
          <text:p text:style-name="P41"><text:span text:style-name="T43">Infobox </text:span><text:span text:style-name="T55">con información sobre el rancho: ubicación, teléfono, sitio web, etc</text:span><text:span text:style-name="T49">.</text:span></text:p>
        </text:list-item>
        <text:list-item>
          <text:p text:style-name="P73">Respuesta final.</text:p>
          <text:p text:style-name="P124">“<text:a xlink:type="simple" xlink:href="https://www.1000acres.com/" text:style-name="Internet_20_link" text:visited-style-name="Visited_20_Internet_20_Link">https://www.1000acres.com/</text:a>” - <text:span text:style-name="T100">Página oficial del rancho </text:span><text:span text:style-name="T31">1000 Acres</text:span><text:span text:style-name="T100">.</text:span></text:p>
        </text:list-item>
      </text:list>
      <text:p text:style-name="P15"><text:span text:style-name="T15">1000</text:span><text:span text:style-name="T13">-</text:span><text:span text:style-name="T15">Acres</text:span><text:span text:style-name="T4"> (</text:span><text:span text:style-name="T15">castellano</text:span><text:span text:style-name="T4">, Google)</text:span></text:p>
      <text:list xml:id="list230216676297854" text:continue-numbering="true" text:style-name="List_20_1">
        <text:list-item>
          <text:p text:style-name="P73">Consultas.</text:p>
          <text:p text:style-name="P41"><text:soft-page-break/><text:span text:style-name="T41">“</text:span><text:span text:style-name="T55">1000 acres dude ranch</text:span><text:span text:style-name="T43">”.</text:span></text:p>
        </text:list-item>
        <text:list-item>
          <text:p text:style-name="P73">Páginas exploradas.</text:p>
          <text:p text:style-name="P125">“<text:a xlink:type="simple" xlink:href="https://www.1000acres.com/" text:style-name="Internet_20_link" text:visited-style-name="Visited_20_Internet_20_Link">https://www.1000acres.com/</text:a>” - <text:span text:style-name="T100">Página oficial del rancho </text:span><text:span text:style-name="T31">1000 Acres</text:span><text:span text:style-name="T100">.</text:span></text:p>
        </text:list-item>
        <text:list-item>
          <text:p text:style-name="P73">Ayuda proporcionada por el buscador.</text:p>
          <text:p text:style-name="P41"><text:span text:style-name="T43">Infobox </text:span><text:span text:style-name="T55">con información sobre el rancho: ubicación, teléfono, sitio web, etc</text:span><text:span text:style-name="T49">.</text:span></text:p>
        </text:list-item>
        <text:list-item>
          <text:p text:style-name="P73">Respuesta final.</text:p>
          <text:p text:style-name="P125">“<text:a xlink:type="simple" xlink:href="https://www.1000acres.com/" text:style-name="Internet_20_link" text:visited-style-name="Visited_20_Internet_20_Link">https://www.1000acres.com/</text:a>” - <text:span text:style-name="T100">Página oficial del rancho </text:span><text:span text:style-name="T31">1000 Acres</text:span><text:span text:style-name="T100">.</text:span></text:p>
        </text:list-item>
      </text:list>
      <text:p text:style-name="P16"><text:span text:style-name="T15">1000</text:span><text:span text:style-name="T13">-</text:span><text:span text:style-name="T15">Acres</text:span><text:span text:style-name="T4"> (inglés, </text:span><text:span text:style-name="T16">DuckDuckGo</text:span><text:span text:style-name="T4">)</text:span></text:p>
      <text:list xml:id="list230215853175364" text:continue-numbering="true" text:style-name="List_20_1">
        <text:list-item>
          <text:p text:style-name="P74">Consultas.</text:p>
          <text:p text:style-name="P42"><text:span text:style-name="T41">“</text:span><text:span text:style-name="T55">1000 acres dude ranch</text:span><text:span text:style-name="T43">”.</text:span></text:p>
        </text:list-item>
        <text:list-item>
          <text:p text:style-name="P74">Páginas exploradas.</text:p>
          <text:p text:style-name="P126">“<text:a xlink:type="simple" xlink:href="https://www.1000acres.com/" text:style-name="Internet_20_link" text:visited-style-name="Visited_20_Internet_20_Link">https://www.1000acres.com/</text:a>” - <text:span text:style-name="T100">Página oficial del rancho </text:span><text:span text:style-name="T31">1000 Acres</text:span><text:span text:style-name="T100">.</text:span></text:p>
        </text:list-item>
        <text:list-item>
          <text:p text:style-name="P74">Ayuda proporcionada por el buscador.</text:p>
          <text:p text:style-name="P155"><text:span text:style-name="T85">N</text:span>inguna.</text:p>
        </text:list-item>
        <text:list-item>
          <text:p text:style-name="P74">Respuesta final.</text:p>
          <text:p text:style-name="P127">“<text:a xlink:type="simple" xlink:href="https://www.1000acres.com/" text:style-name="Internet_20_link" text:visited-style-name="Visited_20_Internet_20_Link">https://www.1000acres.com/</text:a>” - <text:span text:style-name="T100">Página oficial del rancho </text:span><text:span text:style-name="T31">1000 Acres</text:span><text:span text:style-name="T100">.</text:span></text:p>
        </text:list-item>
      </text:list>
      <text:p text:style-name="P16"><text:span text:style-name="T15">1000</text:span><text:span text:style-name="T13">-</text:span><text:span text:style-name="T15">Acres</text:span><text:span text:style-name="T4"> (</text:span><text:span text:style-name="T16">castellano</text:span><text:span text:style-name="T4">, </text:span><text:span text:style-name="T16">DuckDuckGo</text:span><text:span text:style-name="T4">)</text:span></text:p>
      <text:list xml:id="list230215411971049" text:continue-numbering="true" text:style-name="List_20_1">
        <text:list-item>
          <text:p text:style-name="P74">Consultas.</text:p>
          <text:p text:style-name="P42"><text:span text:style-name="T41">“</text:span><text:span text:style-name="T55">1000 acres dude ranch</text:span><text:span text:style-name="T43">”.</text:span></text:p>
        </text:list-item>
        <text:list-item>
          <text:p text:style-name="P74">Páginas exploradas.</text:p>
          <text:p text:style-name="P128">“<text:a xlink:type="simple" xlink:href="https://www.1000acres.com/" text:style-name="Internet_20_link" text:visited-style-name="Visited_20_Internet_20_Link">https://www.1000acres.com/</text:a>” - <text:span text:style-name="T100">Página oficial del rancho </text:span><text:span text:style-name="T31">1000 Acres</text:span><text:span text:style-name="T100">.</text:span></text:p>
        </text:list-item>
        <text:list-item>
          <text:p text:style-name="P74">Ayuda proporcionada por el buscador.</text:p>
          <text:p text:style-name="P155"><text:span text:style-name="T85">N</text:span>inguna.</text:p>
        </text:list-item>
        <text:list-item>
          <text:p text:style-name="P74">Respuesta final.</text:p>
          <text:p text:style-name="P129">“<text:a xlink:type="simple" xlink:href="https://www.1000acres.com/" text:style-name="Internet_20_link" text:visited-style-name="Visited_20_Internet_20_Link">https://www.1000acres.com/</text:a>” - <text:span text:style-name="T100">Página oficial del rancho </text:span><text:span text:style-name="T31">1000 Acres</text:span><text:span text:style-name="T100">.</text:span></text:p>
        </text:list-item>
      </text:list>
      <text:p text:style-name="P17"><text:span text:style-name="T17">Antibiotic</text:span><text:span text:style-name="T4"> (inglés, Google)</text:span></text:p>
      <text:list xml:id="list230216367216799" text:continue-numbering="true" text:style-name="List_20_1">
        <text:list-item>
          <text:p text:style-name="P75">Consultas.</text:p>
          <text:p text:style-name="P43"><text:span text:style-name="T41">“</text:span><text:span text:style-name="T56">first modern antibiotic</text:span><text:span text:style-name="T43">”.</text:span></text:p>
          <text:p text:style-name="P43"><text:span text:style-name="T43">“</text:span><text:span text:style-name="T56">paul ehrlich”.</text:span></text:p>
        </text:list-item>
        <text:list-item>
          <text:p text:style-name="P75">Páginas exploradas.</text:p>
          <text:p text:style-name="P130"><text:soft-page-break/>“<text:a xlink:type="simple" xlink:href="https://en.m.wikipedia.org/wiki/Antibiotic" text:style-name="Internet_20_link" text:visited-style-name="Visited_20_Internet_20_Link">https://en.m.wikipedia.org/wiki/Antibiotic</text:a>” – <text:span text:style-name="T101">De aquí sacamos el nombre del investigador que descubrió el primer antibiótico moderno, Paul Ehrlich.</text:span></text:p>
          <text:p text:style-name="P130">“<text:a xlink:type="simple" xlink:href="https://en.m.wikipedia.org/wiki/Paul_Ehrlich" text:style-name="Internet_20_link" text:visited-style-name="Visited_20_Internet_20_Link">https://en.m.wikipedia.org/wiki/Paul_Ehrlich</text:a>” – <text:span text:style-name="T101">Información sobre el investigador y sus logros.</text:span></text:p>
        </text:list-item>
        <text:list-item>
          <text:p text:style-name="P75">Ayuda proporcionada por el buscador.</text:p>
          <text:p text:style-name="P155">Infobox de la Wikipedia sobre el médico alemán Paul Ehrlich.</text:p>
        </text:list-item>
        <text:list-item>
          <text:p text:style-name="P75">Respuesta final.</text:p>
          <text:p text:style-name="P155">El primer antibiótico moderno es considerado la arsfenamina y fue descubierta por Paul Ehrlich.</text:p>
        </text:list-item>
      </text:list>
      <text:p text:style-name="P18"><text:span text:style-name="T17">Antibiotic</text:span><text:span text:style-name="T4"> (</text:span><text:span text:style-name="T18">castellano</text:span><text:span text:style-name="T4">, Google)</text:span></text:p>
      <text:list xml:id="list230215270512745" text:continue-numbering="true" text:style-name="List_20_1">
        <text:list-item>
          <text:p text:style-name="P76">Consultas.</text:p>
          <text:p text:style-name="P44"><text:span text:style-name="T41">“</text:span><text:span text:style-name="T57">primer antibiotico moderno</text:span><text:span text:style-name="T43">”.</text:span></text:p>
          <text:p text:style-name="P44"><text:span text:style-name="T43">“</text:span><text:span text:style-name="T58">antibiotico”.</text:span></text:p>
          <text:p text:style-name="P44"><text:span text:style-name="T43">“</text:span><text:span text:style-name="T56">paul ehrlich”.</text:span></text:p>
        </text:list-item>
        <text:list-item>
          <text:p text:style-name="P76">Páginas exploradas.</text:p>
          <text:p text:style-name="P131">“<text:a xlink:type="simple" xlink:href="https://es.m.wikipedia.org/wiki/Antibiótico" text:style-name="Internet_20_link" text:visited-style-name="Visited_20_Internet_20_Link">https://es.m.wikipedia.org/wiki/Antibi%C3%B3tico</text:a>” – <text:span text:style-name="T101">De aquí sacamos el nombre del investigador que descubrió el primer antibiótico moderno, Paul Ehrlich.</text:span></text:p>
          <text:p text:style-name="P131">“<text:a xlink:type="simple" xlink:href="https://en.m.wikipedia.org/wiki/Paul_Ehrlich" text:style-name="Internet_20_link" text:visited-style-name="Visited_20_Internet_20_Link">https://en.m.wikipedia.org/wiki/Paul_Ehrlich</text:a>” – <text:span text:style-name="T101">Información sobre el investigador y sus logros.</text:span></text:p>
        </text:list-item>
        <text:list-item>
          <text:p text:style-name="P76">Ayuda proporcionada por el buscador.</text:p>
          <text:p text:style-name="P45"><text:span text:style-name="T56">Infobox de la Wikipedia sobre </text:span><text:span text:style-name="T57">la penicilina</text:span><text:span text:style-name="T56">. </text:span><text:span text:style-name="T58">Infobox de la Wikipedia sobre los antibióticos. </text:span><text:span text:style-name="T56">Infobox de la Wikipedia sobre el médico alemán Paul Ehrlich.</text:span></text:p>
        </text:list-item>
        <text:list-item>
          <text:p text:style-name="P76">Respuesta final.</text:p>
          <text:p text:style-name="P156">El primer antibiótico moderno es considerado la arsfenamina y fue descubierta por Paul Ehrlich.</text:p>
        </text:list-item>
      </text:list>
      <text:p text:style-name="P19"><text:span text:style-name="T17">Antibiotic</text:span><text:span text:style-name="T4"> (inglés, </text:span><text:span text:style-name="T19">DuckDuckGo</text:span><text:span text:style-name="T4">)</text:span></text:p>
      <text:list xml:id="list230215156522214" text:continue-numbering="true" text:style-name="List_20_1">
        <text:list-item>
          <text:p text:style-name="P77">Consultas.</text:p>
          <text:p text:style-name="P46"><text:span text:style-name="T41">“</text:span><text:span text:style-name="T56">first modern antibiotic</text:span><text:span text:style-name="T43">”.</text:span></text:p>
          <text:p text:style-name="P46"><text:span text:style-name="T43">“</text:span><text:span text:style-name="T56">paul ehrlich”.</text:span></text:p>
        </text:list-item>
        <text:list-item>
          <text:p text:style-name="P77">Páginas exploradas.</text:p>
          <text:p text:style-name="P133">“<text:a xlink:type="simple" xlink:href="https://en.m.wikipedia.org/wiki/Antibiotic" text:style-name="Internet_20_link" text:visited-style-name="Visited_20_Internet_20_Link">https://en.m.wikipedia.org/wiki/Antibiotic</text:a>” – <text:span text:style-name="T101">De aquí sacamos el nombre del investigador que descubrió el primer antibiótico moderno, Paul Ehrlich.</text:span></text:p>
          <text:p text:style-name="P133">“<text:a xlink:type="simple" xlink:href="https://en.m.wikipedia.org/wiki/Paul_Ehrlich" text:style-name="Internet_20_link" text:visited-style-name="Visited_20_Internet_20_Link">https://en.m.wikipedia.org/wiki/Paul_Ehrlich</text:a>” – <text:span text:style-name="T101">Información sobre el investigador y sus logros.</text:span></text:p>
        </text:list-item>
        <text:list-item>
          <text:p text:style-name="P77">Ayuda proporcionada por el buscador.</text:p>
          <text:p text:style-name="P159"><text:soft-page-break/>Noticia reciente sobre la ministra de Ciencias de Alemania y el presidente del Instituto Paul-Ehrlich. <text:span text:style-name="T87">Imágenes de Paul Ehrlich. </text:span><text:span text:style-name="T86">Infobox de la Wikipedia sobre el médico alemán Paul Ehrlich.</text:span></text:p>
        </text:list-item>
        <text:list-item>
          <text:p text:style-name="P77">Respuesta final.</text:p>
          <text:p text:style-name="P157">El primer antibiótico moderno es considerado la arsfenamina y fue descubierta por Paul Ehrlich.</text:p>
        </text:list-item>
      </text:list>
      <text:p text:style-name="P20"><text:span text:style-name="T17">Antibiotic</text:span><text:span text:style-name="T4"> (</text:span><text:span text:style-name="T20">castellano</text:span><text:span text:style-name="T4">, </text:span><text:span text:style-name="T19">DuckDuckGo</text:span><text:span text:style-name="T4">)</text:span></text:p>
      <text:list xml:id="list230215405251126" text:continue-numbering="true" text:style-name="List_20_1">
        <text:list-item>
          <text:p text:style-name="P78">Consultas.</text:p>
          <text:p text:style-name="P47"><text:span text:style-name="T41">“</text:span><text:span text:style-name="T57">primer antibiotico moderno</text:span><text:span text:style-name="T43">”.</text:span></text:p>
          <text:p text:style-name="P47"><text:span text:style-name="T43">“</text:span><text:span text:style-name="T56">paul ehrlich”.</text:span></text:p>
        </text:list-item>
        <text:list-item>
          <text:p text:style-name="P78">Páginas exploradas.</text:p>
          <text:p text:style-name="P132">“<text:a xlink:type="simple" xlink:href="https://es.m.wikipedia.org/wiki/Antibiótico" text:style-name="Internet_20_link" text:visited-style-name="Visited_20_Internet_20_Link">https://es.m.wikipedia.org/wiki/Antibi%C3%B3tico</text:a>” – <text:span text:style-name="T101">De aquí sacamos el nombre del investigador que descubrió el primer antibiótico moderno, Paul Ehrlich.</text:span></text:p>
          <text:p text:style-name="P132">“<text:a xlink:type="simple" xlink:href="https://en.m.wikipedia.org/wiki/Paul_Ehrlich" text:style-name="Internet_20_link" text:visited-style-name="Visited_20_Internet_20_Link">https://en.m.wikipedia.org/wiki/Paul_Ehrlich</text:a>” – <text:span text:style-name="T101">Información sobre el investigador y sus logros.</text:span></text:p>
        </text:list-item>
        <text:list-item>
          <text:p text:style-name="P78">Ayuda proporcionada por el buscador.</text:p>
          <text:p text:style-name="P159">Noticia reciente sobre la ministra de Ciencias de Alemania y el presidente del Instituto Paul-Ehrlich. <text:span text:style-name="T87">Imágenes de Paul Ehrlich. </text:span><text:span text:style-name="T86">Infobox de la Wikipedia sobre el médico alemán Paul Ehrlich.</text:span></text:p>
        </text:list-item>
        <text:list-item>
          <text:p text:style-name="P78">Respuesta final.</text:p>
          <text:p text:style-name="P158">El primer antibiótico moderno es considerado la arsfenamina y fue descubierta por Paul Ehrlich.</text:p>
        </text:list-item>
      </text:list>
      <text:p text:style-name="P21"><text:span text:style-name="T21">Michael-Jordan</text:span><text:span text:style-name="T4"> (inglés, Google)</text:span></text:p>
      <text:list xml:id="list230215127689505" text:continue-numbering="true" text:style-name="List_20_1">
        <text:list-item>
          <text:p text:style-name="P79">Consultas.</text:p>
          <text:p text:style-name="P48"><text:span text:style-name="T41">“</text:span><text:span text:style-name="T59">michael jordan statistician</text:span><text:span text:style-name="T43">”.</text:span></text:p>
        </text:list-item>
        <text:list-item>
          <text:p text:style-name="P79">Páginas exploradas.</text:p>
          <text:p text:style-name="P134">“<text:a xlink:type="simple" xlink:href="https://en.m.wikipedia.org/wiki/Michael_I._Jordan" text:style-name="Internet_20_link" text:visited-style-name="Visited_20_Internet_20_Link">https://en.m.wikipedia.org/wiki/Michael_I._Jordan</text:a>” – <text:span text:style-name="T102">Aquí se incluye un enlace a su página personal de la Universidad de Berkeley.</text:span></text:p>
          <text:p text:style-name="P134">“<text:a xlink:type="simple" xlink:href="https://people.eecs.berkeley.edu/~jordan/" text:style-name="Internet_20_link" text:visited-style-name="Visited_20_Internet_20_Link">https://people.eecs.berkeley.edu/~jordan/</text:a>” - <text:span text:style-name="T102">Página personal de Michael Irwin Jordan.</text:span></text:p>
        </text:list-item>
        <text:list-item>
          <text:p text:style-name="P79">Ayuda proporcionada por el buscador.</text:p>
          <text:p text:style-name="P48"><text:span text:style-name="T56">Infobox de la Wikipedia sobre el </text:span><text:span text:style-name="T59">científico</text:span><text:span text:style-name="T56"> </text:span><text:span text:style-name="T59">estadounidense Michael Irwin Jordan</text:span><text:span text:style-name="T56">.</text:span></text:p>
        </text:list-item>
        <text:list-item>
          <text:p text:style-name="P92">Respuesta final.</text:p>
          <text:p text:style-name="P92"><text:span text:style-name="T40">“</text:span><text:a xlink:type="simple" xlink:href="https://people.eecs.berkeley.edu/~jordan/" text:style-name="Internet_20_link" text:visited-style-name="Visited_20_Internet_20_Link"><text:span text:style-name="T40">https://people.eecs.berkeley.edu/~jordan/</text:span></text:a><text:span text:style-name="T40">” - </text:span><text:span text:style-name="T69">Página personal de Michael Irwin Jordan.</text:span></text:p>
        </text:list-item>
      </text:list>
      <text:p text:style-name="P22"><text:span text:style-name="T21">Michael-Jordan</text:span><text:span text:style-name="T4"> (</text:span><text:span text:style-name="T22">castellano</text:span><text:span text:style-name="T4">, Google)</text:span></text:p>
      <text:list xml:id="list230216636855527" text:continue-numbering="true" text:style-name="List_20_1">
        <text:list-item>
          <text:p text:style-name="P80">Consultas.</text:p>
          <text:p text:style-name="P49"><text:span text:style-name="T41">“</text:span><text:span text:style-name="T59">michael jordan </text:span><text:span text:style-name="T60">estadística</text:span><text:span text:style-name="T43">”.</text:span></text:p>
          <text:p text:style-name="P49"><text:soft-page-break/><text:span text:style-name="T43">“</text:span><text:span text:style-name="T60">michael jordan científico”.</text:span></text:p>
          <text:p text:style-name="P160">“michael jordan inteligencia artificial”.</text:p>
          <text:p text:style-name="P160">“michael jordan berkeley”.</text:p>
        </text:list-item>
        <text:list-item>
          <text:p text:style-name="P80">Páginas exploradas.</text:p>
          <text:p text:style-name="P135">“<text:a xlink:type="simple" xlink:href="https://www.technologyreview.es/s/10543/el-peligro-de-confundir-los-avances-reales-de-la-ia-con-la-publicidad" text:style-name="Internet_20_link" text:visited-style-name="Visited_20_Internet_20_Link">https://www.technologyreview.es/s/10543/el-peligro-de-confundir-los-avances-reales-de-la-ia-con-la-publicidad</text:a>” – <text:span text:style-name="T103">Aquí descubrimos el nombre del científico de Berkeley Michael Irwin Jordan.</text:span></text:p>
          <text:p text:style-name="P92"><text:span text:style-name="T40">“</text:span><text:a xlink:type="simple" xlink:href="https://people.eecs.berkeley.edu/~jordan/" text:style-name="Internet_20_link" text:visited-style-name="Visited_20_Internet_20_Link"><text:span text:style-name="T40">https://people.eecs.berkeley.edu/~jordan/</text:span></text:a><text:span text:style-name="T40">” - </text:span><text:span text:style-name="T69">Página personal de Michael Irwin Jordan.</text:span></text:p>
        </text:list-item>
        <text:list-item>
          <text:p text:style-name="P80">Ayuda proporcionada por el buscador.</text:p>
          <text:p text:style-name="P49"><text:span text:style-name="T56">Infobox de la Wikipedia sobre el </text:span><text:span text:style-name="T60">exjugador de baloncesto</text:span><text:span text:style-name="T56"> </text:span><text:span text:style-name="T59">estadounidense Michael </text:span><text:span text:style-name="T60">Jeffrey</text:span><text:span text:style-name="T59"> Jordan</text:span><text:span text:style-name="T56">. </text:span><text:span text:style-name="T60">Infobox de la Wikipedia sobre el científico estadounidense Michael Irwin Jordan.</text:span></text:p>
        </text:list-item>
        <text:list-item>
          <text:p text:style-name="P80">Respuesta final.</text:p>
          <text:p text:style-name="P92"><text:span text:style-name="T40">“</text:span><text:a xlink:type="simple" xlink:href="https://people.eecs.berkeley.edu/~jordan/" text:style-name="Internet_20_link" text:visited-style-name="Visited_20_Internet_20_Link"><text:span text:style-name="T40">https://people.eecs.berkeley.edu/~jordan/</text:span></text:a><text:span text:style-name="T40">” - </text:span><text:span text:style-name="T69">Página personal de Michael Irwin Jordan.</text:span></text:p>
        </text:list-item>
      </text:list>
      <text:p text:style-name="P23"><text:span text:style-name="T21">Michael-Jordan</text:span><text:span text:style-name="T4"> (inglés, </text:span><text:span text:style-name="T23">DuckDuckGo</text:span><text:span text:style-name="T4">)</text:span></text:p>
      <text:list xml:id="list230215717109419" text:continue-numbering="true" text:style-name="List_20_1">
        <text:list-item>
          <text:p text:style-name="P81">Consultas.</text:p>
          <text:p text:style-name="P50"><text:span text:style-name="T41">“</text:span><text:span text:style-name="T59">michael jordan statistician</text:span><text:span text:style-name="T43">”.</text:span></text:p>
        </text:list-item>
        <text:list-item>
          <text:p text:style-name="P81">Páginas exploradas.</text:p>
          <text:p text:style-name="P50"><text:span text:style-name="T41">“</text:span><text:a xlink:type="simple" xlink:href="https://statistics.berkeley.edu/people/michael-jordan" text:style-name="Internet_20_link" text:visited-style-name="Visited_20_Internet_20_Link"><text:span text:style-name="T41">https://statistics.berkeley.edu/people/michael-jordan</text:span></text:a><text:span text:style-name="T41">” – </text:span><text:span text:style-name="T70">Otra de sus páginas personales relacionadas con la Universidad de Berkeley.</text:span></text:p>
        </text:list-item>
        <text:list-item>
          <text:p text:style-name="P81">Ayuda proporcionada por el buscador.</text:p>
          <text:p text:style-name="P161"><text:span text:style-name="T86">N</text:span>inguna.</text:p>
        </text:list-item>
        <text:list-item>
          <text:p text:style-name="P81">Respuesta final.</text:p>
          <text:p text:style-name="P93"><text:span text:style-name="T40">“</text:span><text:a xlink:type="simple" xlink:href="https://statistics.berkeley.edu/people/michael-jordan" text:style-name="Internet_20_link" text:visited-style-name="Visited_20_Internet_20_Link"><text:span text:style-name="T40">https://statistics.berkeley.edu/people/michael-jordan</text:span></text:a><text:span text:style-name="T40">” – </text:span><text:span text:style-name="T70">Página personal de Michael Irwin Jordan.</text:span></text:p>
        </text:list-item>
      </text:list>
      <text:p text:style-name="P23"><text:span text:style-name="T21">Michael-Jordan</text:span><text:span text:style-name="T4"> (</text:span><text:span text:style-name="T23">castellano</text:span><text:span text:style-name="T4">, </text:span><text:span text:style-name="T23">DuckDuckGo</text:span><text:span text:style-name="T4">)</text:span></text:p>
      <text:list xml:id="list230216463791115" text:continue-numbering="true" text:style-name="List_20_1">
        <text:list-item>
          <text:p text:style-name="P81">Consultas.</text:p>
          <text:p text:style-name="P51"><text:span text:style-name="T41">“</text:span><text:span text:style-name="T59">michael jordan </text:span><text:span text:style-name="T60">estadística</text:span><text:span text:style-name="T43">”.</text:span></text:p>
          <text:p text:style-name="P51"><text:span text:style-name="T43">“</text:span><text:span text:style-name="T60">michael jordan científico”.</text:span></text:p>
          <text:p text:style-name="P51"><text:span text:style-name="T60">“michael </text:span><text:span text:style-name="T61">irwin jordan</text:span><text:span text:style-name="T60">”.</text:span></text:p>
        </text:list-item>
        <text:list-item>
          <text:p text:style-name="P81">Páginas exploradas.</text:p>
          <text:p text:style-name="P136"><text:soft-page-break/>“<text:a xlink:type="simple" xlink:href="https://www.worldcat.org/identities/lccn-n87-149954/" text:style-name="Internet_20_link" text:visited-style-name="Visited_20_Internet_20_Link">https://www.worldcat.org/identities/lccn-n87-149954/</text:a>” - <text:span text:style-name="T104">Aquí descubrimos que hay un científico estadounidense llamado Michael Irwin Jordan.</text:span></text:p>
          <text:p text:style-name="P94"><text:span text:style-name="T40">“</text:span><text:a xlink:type="simple" xlink:href="https://people.eecs.berkeley.edu/~jordan/" text:style-name="Internet_20_link" text:visited-style-name="Visited_20_Internet_20_Link"><text:span text:style-name="T40">https://people.eecs.berkeley.edu/~jordan/</text:span></text:a><text:span text:style-name="T40">” - </text:span><text:span text:style-name="T69">Página personal de Michael Irwin Jordan.</text:span></text:p>
        </text:list-item>
        <text:list-item>
          <text:p text:style-name="P81">Ayuda proporcionada por el buscador.</text:p>
          <text:p text:style-name="P162">Infobox sobre la página de Berkeley de Michael Irwin Jordan.</text:p>
        </text:list-item>
        <text:list-item>
          <text:p text:style-name="P81">Respuesta final.</text:p>
          <text:p text:style-name="P94"><text:span text:style-name="T40">“</text:span><text:a xlink:type="simple" xlink:href="https://people.eecs.berkeley.edu/~jordan/" text:style-name="Internet_20_link" text:visited-style-name="Visited_20_Internet_20_Link"><text:span text:style-name="T40">https://people.eecs.berkeley.edu/~jordan/</text:span></text:a><text:span text:style-name="T40">” - </text:span><text:span text:style-name="T69">Página personal de Michael Irwin Jordan.</text:span></text:p>
        </text:list-item>
      </text:list>
      <text:p text:style-name="P24"><text:span text:style-name="T24">Emeril</text:span><text:span text:style-name="T4"> (inglés, Google)</text:span></text:p>
      <text:list xml:id="list230216640740981" text:continue-numbering="true" text:style-name="List_20_1">
        <text:list-item>
          <text:p text:style-name="P82">Consultas.</text:p>
          <text:p text:style-name="P52"><text:span text:style-name="T41">“</text:span><text:span text:style-name="T62">emeril chef</text:span><text:span text:style-name="T43">”.</text:span></text:p>
        </text:list-item>
        <text:list-item>
          <text:p text:style-name="P82">Páginas exploradas.</text:p>
          <text:p text:style-name="P137">“<text:a xlink:type="simple" xlink:href="https://en.m.wikipedia.org/wiki/Emeril_Lagasse" text:style-name="Internet_20_link" text:visited-style-name="Visited_20_Internet_20_Link">https://en.m.wikipedia.org/wiki/Emeril_Lagasse</text:a>” – <text:span text:style-name="T105">Aquí hay un enlace a la página personal de Emeril Lagasse.</text:span></text:p>
          <text:p text:style-name="P137">“<text:a xlink:type="simple" xlink:href="http://www.emerils.com/" text:style-name="Internet_20_link" text:visited-style-name="Visited_20_Internet_20_Link">http://www.emerils.com/</text:a>” - <text:span text:style-name="T105">Vemos que ya no se encuentra disponible.</text:span></text:p>
        </text:list-item>
        <text:list-item>
          <text:p text:style-name="P82">Ayuda proporcionada por el buscador.</text:p>
          <text:p text:style-name="P52"><text:span text:style-name="T56">Infobox de la Wikipedia sobre el </text:span><text:span text:style-name="T62">chef</text:span><text:span text:style-name="T56"> </text:span><text:span text:style-name="T59">estadounidense </text:span><text:span text:style-name="T62">Emeril Lagasse</text:span><text:span text:style-name="T56">.</text:span></text:p>
        </text:list-item>
        <text:list-item>
          <text:p text:style-name="P82">Respuesta final.</text:p>
          <text:p text:style-name="P138">“<text:a xlink:type="simple" xlink:href="http://www.emerils.com/" text:style-name="Internet_20_link" text:visited-style-name="Visited_20_Internet_20_Link">http://www.emerils.com/</text:a>” - <text:span text:style-name="T105">No se encuentra disponible.</text:span></text:p>
        </text:list-item>
      </text:list>
      <text:p text:style-name="P24"><text:span text:style-name="T24">Emeril</text:span><text:span text:style-name="T4"> (</text:span><text:span text:style-name="T24">castellano</text:span><text:span text:style-name="T4">, Google)</text:span></text:p>
      <text:list xml:id="list230215668254159" text:continue-numbering="true" text:style-name="List_20_1">
        <text:list-item>
          <text:p text:style-name="P82">Consultas.</text:p>
          <text:p text:style-name="P52"><text:span text:style-name="T41">“</text:span><text:span text:style-name="T62">emeril chef</text:span><text:span text:style-name="T43">”.</text:span></text:p>
        </text:list-item>
        <text:list-item>
          <text:p text:style-name="P82">Páginas exploradas.</text:p>
          <text:p text:style-name="P138">“<text:a xlink:type="simple" xlink:href="https://en.m.wikipedia.org/wiki/Emeril_Lagasse" text:style-name="Internet_20_link" text:visited-style-name="Visited_20_Internet_20_Link">https://en.m.wikipedia.org/wiki/Emeril_Lagasse</text:a>” – <text:span text:style-name="T105">Aquí hay un enlace a la página personal de Emeril Lagasse.</text:span></text:p>
          <text:p text:style-name="P138">“<text:a xlink:type="simple" xlink:href="http://www.emerils.com/" text:style-name="Internet_20_link" text:visited-style-name="Visited_20_Internet_20_Link">http://www.emerils.com/</text:a>” - <text:span text:style-name="T105">Vemos que ya no se encuentra disponible.</text:span></text:p>
        </text:list-item>
        <text:list-item>
          <text:p text:style-name="P82">Ayuda proporcionada por el buscador.</text:p>
          <text:p text:style-name="P52"><text:span text:style-name="T56">Infobox de la Wikipedia sobre el </text:span><text:span text:style-name="T62">chef</text:span><text:span text:style-name="T56"> </text:span><text:span text:style-name="T59">estadounidense </text:span><text:span text:style-name="T62">Emeril Lagasse</text:span><text:span text:style-name="T56">.</text:span></text:p>
        </text:list-item>
        <text:list-item>
          <text:p text:style-name="P82">Respuesta final.</text:p>
          <text:p text:style-name="P138">“<text:a xlink:type="simple" xlink:href="http://www.emerils.com/" text:style-name="Internet_20_link" text:visited-style-name="Visited_20_Internet_20_Link">http://www.emerils.com/</text:a>” - <text:span text:style-name="T105">No se encuentra disponible.</text:span></text:p>
        </text:list-item>
      </text:list>
      <text:p text:style-name="P24"><text:span text:style-name="T24">Emeril</text:span><text:span text:style-name="T4"> (inglés, </text:span><text:span text:style-name="T24">DuckDuckGo</text:span><text:span text:style-name="T4">)</text:span></text:p>
      <text:list xml:id="list230215004980882" text:continue-numbering="true" text:style-name="List_20_1">
        <text:list-item>
          <text:p text:style-name="P82">Consultas.</text:p>
          <text:p text:style-name="P52"><text:soft-page-break/><text:span text:style-name="T41">“</text:span><text:span text:style-name="T62">emeril chef</text:span><text:span text:style-name="T43">”.</text:span></text:p>
        </text:list-item>
        <text:list-item>
          <text:p text:style-name="P82">Páginas exploradas.</text:p>
          <text:p text:style-name="P138">“<text:a xlink:type="simple" xlink:href="https://en.m.wikipedia.org/wiki/Emeril_Lagasse" text:style-name="Internet_20_link" text:visited-style-name="Visited_20_Internet_20_Link">https://en.m.wikipedia.org/wiki/Emeril_Lagasse</text:a>” – <text:span text:style-name="T105">Aquí hay un enlace a la página personal de Emeril Lagasse.</text:span></text:p>
          <text:p text:style-name="P138">“<text:a xlink:type="simple" xlink:href="http://www.emerils.com/" text:style-name="Internet_20_link" text:visited-style-name="Visited_20_Internet_20_Link">http://www.emerils.com/</text:a>” - <text:span text:style-name="T105">Vemos que ya no se encuentra disponible.</text:span></text:p>
        </text:list-item>
        <text:list-item>
          <text:p text:style-name="P82">Ayuda proporcionada por el buscador.</text:p>
          <text:p text:style-name="P52"><text:span text:style-name="T56">Infobox </text:span><text:span text:style-name="T62">con una serie de recetas</text:span><text:span text:style-name="T56">.</text:span></text:p>
        </text:list-item>
        <text:list-item>
          <text:p text:style-name="P82">Respuesta final.</text:p>
          <text:p text:style-name="P138">“<text:a xlink:type="simple" xlink:href="http://www.emerils.com/" text:style-name="Internet_20_link" text:visited-style-name="Visited_20_Internet_20_Link">http://www.emerils.com/</text:a>” - <text:span text:style-name="T105">No se encuentra disponible.</text:span></text:p>
        </text:list-item>
      </text:list>
      <text:p text:style-name="P24"><text:span text:style-name="T24">Emeril</text:span><text:span text:style-name="T4"> (</text:span><text:span text:style-name="T24">castellano</text:span><text:span text:style-name="T4">, </text:span><text:span text:style-name="T24">DuckDuckGo</text:span><text:span text:style-name="T4">)</text:span></text:p>
      <text:list xml:id="list230216379509746" text:continue-numbering="true" text:style-name="List_20_1">
        <text:list-item>
          <text:p text:style-name="P82">Consultas.</text:p>
          <text:p text:style-name="P52"><text:span text:style-name="T41">“</text:span><text:span text:style-name="T62">emeril chef</text:span><text:span text:style-name="T43">”.</text:span></text:p>
        </text:list-item>
        <text:list-item>
          <text:p text:style-name="P82">Páginas exploradas.</text:p>
          <text:p text:style-name="P138">“<text:a xlink:type="simple" xlink:href="https://en.m.wikipedia.org/wiki/Emeril_Lagasse" text:style-name="Internet_20_link" text:visited-style-name="Visited_20_Internet_20_Link">https://en.m.wikipedia.org/wiki/Emeril_Lagasse</text:a>” – <text:span text:style-name="T105">Aquí hay un enlace a la página personal de Emeril Lagasse.</text:span></text:p>
          <text:p text:style-name="P138">“<text:a xlink:type="simple" xlink:href="http://www.emerils.com/" text:style-name="Internet_20_link" text:visited-style-name="Visited_20_Internet_20_Link">http://www.emerils.com/</text:a>” - <text:span text:style-name="T105">Vemos que ya no se encuentra disponible.</text:span></text:p>
        </text:list-item>
        <text:list-item>
          <text:p text:style-name="P82">Ayuda proporcionada por el buscador.</text:p>
          <text:p text:style-name="P52"><text:span text:style-name="T56">Infobox </text:span><text:span text:style-name="T62">con una serie de recetas</text:span><text:span text:style-name="T56">.</text:span></text:p>
        </text:list-item>
        <text:list-item>
          <text:p text:style-name="P82">Respuesta final.</text:p>
          <text:p text:style-name="P138">“<text:a xlink:type="simple" xlink:href="http://www.emerils.com/" text:style-name="Internet_20_link" text:visited-style-name="Visited_20_Internet_20_Link">http://www.emerils.com/</text:a>” - <text:span text:style-name="T105">No se encuentra disponible.</text:span></text:p>
        </text:list-item>
      </text:list>
      <text:p text:style-name="P24"><text:span text:style-name="T24">Strangelove</text:span><text:span text:style-name="T4"> (inglés, Google)</text:span></text:p>
      <text:list xml:id="list230215381401112" text:continue-numbering="true" text:style-name="List_20_1">
        <text:list-item>
          <text:p text:style-name="P82">Consultas.</text:p>
          <text:p text:style-name="P52"><text:span text:style-name="T41">“</text:span><text:span text:style-name="T62">homer simpson riding bomb</text:span><text:span text:style-name="T43">”.</text:span></text:p>
          <text:p text:style-name="P52"><text:span text:style-name="T43">“</text:span><text:span text:style-name="T63">dr strangelove bomb”.</text:span></text:p>
        </text:list-item>
        <text:list-item>
          <text:p text:style-name="P82">Páginas exploradas.</text:p>
          <text:p text:style-name="P137">“<text:a xlink:type="simple" xlink:href="https://en.m.wikipedia.org/wiki/Homer_the_Vigilante" text:style-name="Internet_20_link" text:visited-style-name="Visited_20_Internet_20_Link">https://en.m.wikipedia.org/wiki/Homer_the_Vigilante</text:a>” – <text:span text:style-name="T106">Aquí vemos información sobre el episodio de </text:span><text:span text:style-name="T32">Los Simpson</text:span><text:span text:style-name="T83"> donde Homer se sube a una bomba atómica. De aquí se obtiene el título de la película.</text:span></text:p>
          <text:p text:style-name="P137"><text:span text:style-name="T83">“</text:span><text:a xlink:type="simple" xlink:href="https://es.m.wikipedia.org/wiki/Dr._Strangelove_or:_How_I_Learned_to_Stop_Worrying_and_Love_the_Bomb" text:style-name="Internet_20_link" text:visited-style-name="Visited_20_Internet_20_Link"><text:span text:style-name="T83">https://es.m.wikipedia.org/wiki/Dr._Strangelove_or:_How_I_Learned_to_Stop_Worrying_and_Love_the_Bomb</text:span></text:a><text:span text:style-name="T83">” – De aquí sacamos la información sobre el actor y el personaje en cuestión.</text:span></text:p>
        </text:list-item>
        <text:list-item>
          <text:p text:style-name="P82"><text:soft-page-break/>Ayuda proporcionada por el buscador.</text:p>
          <text:p text:style-name="P53"><text:span text:style-name="T56">Infobox </text:span><text:span text:style-name="T62">con imágenes de Homer Simpson subido a una bomba </text:span><text:span text:style-name="T64">atómica</text:span><text:span text:style-name="T56">. </text:span><text:span text:style-name="T63">Infobox sobre la película </text:span><text:span text:style-name="T35">Dr. Strangelove or: How I Learned to Stop Worrying and Love the Bomb.</text:span></text:p>
        </text:list-item>
        <text:list-item>
          <text:p text:style-name="P82">Respuesta final.</text:p>
          <text:p text:style-name="P163">Título del episodio: <text:span text:style-name="T4">Homer the Vigilante.</text:span></text:p>
          <text:p text:style-name="P176">Título de la película: <text:span text:style-name="T4">Dr. Strangelove or: How I Learned to Stop Worrying and Love the Bomb.</text:span></text:p>
          <text:p text:style-name="P176">Nombre del personaje en la película original: <text:span text:style-name="T88">el mayor T.J “King” Kong.</text:span></text:p>
          <text:p text:style-name="P180">Nombre del actor que le interpreta: Slim Pickens.</text:p>
        </text:list-item>
      </text:list>
      <text:p text:style-name="P25"><text:span text:style-name="T24">Strangelove</text:span><text:span text:style-name="T4"> (</text:span><text:span text:style-name="T25">castellano</text:span><text:span text:style-name="T4">, Google)</text:span></text:p>
      <text:list xml:id="list230215887700403" text:continue-numbering="true" text:style-name="List_20_1">
        <text:list-item>
          <text:p text:style-name="P83">Consultas.</text:p>
          <text:p text:style-name="P53"><text:span text:style-name="T41">“</text:span><text:span text:style-name="T62">homer simpson </text:span><text:span text:style-name="T63">bomba atomica</text:span><text:span text:style-name="T43">”.</text:span></text:p>
          <text:p text:style-name="P53"><text:span text:style-name="T43">“</text:span><text:span text:style-name="T63">telefono rojo volamos hacia moscu”.</text:span></text:p>
        </text:list-item>
        <text:list-item>
          <text:p text:style-name="P83">Páginas exploradas.</text:p>
          <text:p text:style-name="P139">“<text:a xlink:type="simple" xlink:href="https://www.google.com/amp/s/www.hobbyconsolas.com/reviews/simpson-05x11-homer-vigilante-patrulla-vecinal-94266%3Famp" text:style-name="Internet_20_link" text:visited-style-name="Visited_20_Internet_20_Link">https://www.google.com/amp/s/www.hobbyconsolas.com/reviews/simpson-05x11-homer-vigilante-patrulla-vecinal-94266%3famp</text:a>” – <text:span text:style-name="T107">De este artículo obtenemos el nombre de la película a la que hace referencia el episodio.</text:span></text:p>
          <text:p text:style-name="P140"><text:span text:style-name="T83">“</text:span><text:a xlink:type="simple" xlink:href="https://es.m.wikipedia.org/wiki/Dr._Strangelove_or:_How_I_Learned_to_Stop_Worrying_and_Love_the_Bomb" text:style-name="Internet_20_link" text:visited-style-name="Visited_20_Internet_20_Link"><text:span text:style-name="T83">https://es.m.wikipedia.org/wiki/Dr._Strangelove_or:_How_I_Learned_to_Stop_Worrying_and_Love_the_Bomb</text:span></text:a><text:span text:style-name="T83">” – De aquí sacamos la información sobre el actor y el personaje en cuestión.</text:span></text:p>
        </text:list-item>
        <text:list-item>
          <text:p text:style-name="P83">Ayuda proporcionada por el buscador.</text:p>
          <text:p text:style-name="P53"><text:span text:style-name="T63">Vídeos de </text:span><text:span text:style-name="T36">Los Simpson</text:span><text:span text:style-name="T77"> sobre una explosión nuclear en Springfield</text:span><text:span text:style-name="T56">. </text:span><text:span text:style-name="T63">Infobox sobre la película </text:span><text:span text:style-name="T36">¿Teléfono rojo?, volamos hacia Moscú </text:span><text:span text:style-name="T77">(en inglés </text:span><text:span text:style-name="T35">Dr. Strangelove or: How I Learned to Stop Worrying and Love the Bomb</text:span><text:span text:style-name="T77">)</text:span><text:span text:style-name="T76">.</text:span></text:p>
        </text:list-item>
        <text:list-item>
          <text:p text:style-name="P83">Respuesta final.</text:p>
          <text:p text:style-name="P164">Título del episodio: <text:span text:style-name="T26">Homer el Vigilante </text:span><text:span text:style-name="T80">(en inglés </text:span><text:span text:style-name="T4">Homer the Vigilante</text:span><text:span text:style-name="T80">)</text:span><text:span text:style-name="T79">.</text:span></text:p>
          <text:p text:style-name="P177">Título de la película: <text:span text:style-name="T25">¿Teléfono rojo?, volamos hacia Moscú </text:span><text:span text:style-name="T88">(en inglés </text:span><text:span text:style-name="T4">Dr. Strangelove or: How I Learned to Stop Worrying and Love the Bomb</text:span><text:span text:style-name="T88">)</text:span>.</text:p>
          <text:p text:style-name="P178">Nombre del personaje en la película original: <text:span text:style-name="T88">el mayor T.J “King” Kong.</text:span></text:p>
          <text:p text:style-name="P180">Nombre del actor que le interpreta: Slim Pickens.</text:p>
        </text:list-item>
      </text:list>
      <text:p text:style-name="P26"><text:span text:style-name="T24">Strangelove</text:span><text:span text:style-name="T4"> (inglés, </text:span><text:span text:style-name="T26">DuckDuckGo</text:span><text:span text:style-name="T4">)</text:span></text:p>
      <text:list xml:id="list230215267495670" text:continue-numbering="true" text:style-name="List_20_1">
        <text:list-item>
          <text:p text:style-name="P84">Consultas.</text:p>
          <text:p text:style-name="P54"><text:span text:style-name="T41">“</text:span><text:span text:style-name="T62">homer simpson riding bomb</text:span><text:span text:style-name="T43">”.</text:span></text:p>
          <text:p text:style-name="P54"><text:soft-page-break/><text:span text:style-name="T43">“</text:span><text:span text:style-name="T63">dr strangelove bomb”.</text:span></text:p>
        </text:list-item>
        <text:list-item>
          <text:p text:style-name="P84">Páginas exploradas.</text:p>
          <text:p text:style-name="P141">“<text:a xlink:type="simple" xlink:href="https://en.m.wikipedia.org/wiki/Homer_the_Vigilante" text:style-name="Internet_20_link" text:visited-style-name="Visited_20_Internet_20_Link">https://en.m.wikipedia.org/wiki/Homer_the_Vigilante</text:a>” – <text:span text:style-name="T106">Aquí vemos información sobre el episodio de </text:span><text:span text:style-name="T32">Los Simpson</text:span><text:span text:style-name="T83"> donde Homer se sube a una bomba atómica. De aquí se obtiene el título de la película.</text:span></text:p>
          <text:p text:style-name="P141"><text:span text:style-name="T83">“</text:span><text:a xlink:type="simple" xlink:href="https://es.m.wikipedia.org/wiki/Dr._Strangelove_or:_How_I_Learned_to_Stop_Worrying_and_Love_the_Bomb" text:style-name="Internet_20_link" text:visited-style-name="Visited_20_Internet_20_Link"><text:span text:style-name="T83">https://es.m.wikipedia.org/wiki/Dr._Strangelove_or:_How_I_Learned_to_Stop_Worrying_and_Love_the_Bomb</text:span></text:a><text:span text:style-name="T83">” – De aquí sacamos la información sobre el actor y el personaje en cuestión.</text:span></text:p>
        </text:list-item>
        <text:list-item>
          <text:p text:style-name="P84">Ayuda proporcionada por el buscador.</text:p>
          <text:p text:style-name="P54"><text:span text:style-name="T56">Infobox </text:span><text:span text:style-name="T64">de Wikipedia sobre el episodio de </text:span><text:span text:style-name="T37">Los Simpson</text:span><text:span text:style-name="T78"> títulado </text:span><text:span text:style-name="T37">Homer the Vigilante</text:span><text:span text:style-name="T78"> </text:span><text:span text:style-name="T76">con</text:span><text:span text:style-name="T62"> imágenes de Homer Simpson subido a una bomba </text:span><text:span text:style-name="T64">atómica</text:span><text:span text:style-name="T56">. </text:span><text:span text:style-name="T63">Infobox sobre la película </text:span><text:span text:style-name="T35">Dr. Strangelove or: How I Learned to Stop Worrying and Love the Bomb.</text:span></text:p>
        </text:list-item>
        <text:list-item>
          <text:p text:style-name="P84">Respuesta final.</text:p>
          <text:p text:style-name="P165">Título del episodio: <text:span text:style-name="T4">Homer the Vigilante.</text:span></text:p>
          <text:p text:style-name="P179">Título de la película: <text:span text:style-name="T4">Dr. Strangelove or: How I Learned to Stop Worrying and Love the Bomb.</text:span></text:p>
          <text:p text:style-name="P179">Nombre del personaje en la película original: <text:span text:style-name="T88">el mayor T.J “King” Kong.</text:span></text:p>
          <text:p text:style-name="P181">Nombre del actor que le interpreta: Slim Pickens.</text:p>
        </text:list-item>
      </text:list>
      <text:p text:style-name="P26"><text:span text:style-name="T24">Strangelove</text:span><text:span text:style-name="T4"> (</text:span><text:span text:style-name="T26">castellano</text:span><text:span text:style-name="T4">, </text:span><text:span text:style-name="T26">DuckDuckGo</text:span><text:span text:style-name="T4">)</text:span></text:p>
      <text:list xml:id="list230215367488644" text:continue-numbering="true" text:style-name="List_20_1">
        <text:list-item>
          <text:p text:style-name="P84">Consultas.</text:p>
          <text:p text:style-name="P54"><text:span text:style-name="T41">“</text:span><text:span text:style-name="T62">homer simpson </text:span><text:span text:style-name="T63">bomba atomica</text:span><text:span text:style-name="T43">”.</text:span></text:p>
          <text:p text:style-name="P54"><text:span text:style-name="T43">“</text:span><text:span text:style-name="T63">telefono rojo volamos hacia moscu”.</text:span></text:p>
        </text:list-item>
        <text:list-item>
          <text:p text:style-name="P84">Páginas exploradas.</text:p>
          <text:p text:style-name="P142">“<text:a xlink:type="simple" xlink:href="https://www.google.com/amp/s/www.hobbyconsolas.com/reviews/simpson-05x11-homer-vigilante-patrulla-vecinal-94266%3Famp" text:style-name="Internet_20_link" text:visited-style-name="Visited_20_Internet_20_Link">https://www.google.com/amp/s/www.hobbyconsolas.com/reviews/simpson-05x11-homer-vigilante-patrulla-vecinal-94266%3famp</text:a>” – <text:span text:style-name="T107">De este artículo obtenemos el nombre de la película a la que hace referencia el episodio.</text:span></text:p>
          <text:p text:style-name="P142"><text:span text:style-name="T83">“</text:span><text:a xlink:type="simple" xlink:href="https://es.m.wikipedia.org/wiki/Dr._Strangelove_or:_How_I_Learned_to_Stop_Worrying_and_Love_the_Bomb" text:style-name="Internet_20_link" text:visited-style-name="Visited_20_Internet_20_Link"><text:span text:style-name="T83">https://es.m.wikipedia.org/wiki/Dr._Strangelove_or:_How_I_Learned_to_Stop_Worrying_and_Love_the_Bomb</text:span></text:a><text:span text:style-name="T83">” – De aquí sacamos la información sobre el actor y el personaje en cuestión.</text:span></text:p>
        </text:list-item>
        <text:list-item>
          <text:p text:style-name="P84">Ayuda proporcionada por el buscador.</text:p>
          <text:p text:style-name="P54"><text:span text:style-name="T64">Vídeos de </text:span><text:span text:style-name="T37">Los Simpson</text:span><text:span text:style-name="T78"> medianamente relacionados con bombas atómicas</text:span><text:span text:style-name="T56">. </text:span><text:span text:style-name="T63">Infobox sobre la película </text:span><text:span text:style-name="T35">Dr. Strangelove or: How I Learned to Stop Worrying and Love the Bomb.</text:span></text:p>
        </text:list-item>
        <text:list-item>
          <text:p text:style-name="P84">Respuesta final.</text:p>
          <text:p text:style-name="P165">Título del episodio: <text:span text:style-name="T4">Homer the Vigilante.</text:span></text:p>
          <text:p text:style-name="P179"><text:soft-page-break/>Título de la película: <text:span text:style-name="T4">Dr. Strangelove or: How I Learned to Stop Worrying and Love the Bomb.</text:span></text:p>
          <text:p text:style-name="P179">Nombre del personaje en la película original: <text:span text:style-name="T88">el mayor T.J “King” Kong.</text:span></text:p>
          <text:p text:style-name="P181">Nombre del actor que le interpreta: Slim Pickens.</text:p>
        </text:list-item>
      </text:list>
      <text:p text:style-name="P27"><text:span text:style-name="T27">CMU</text:span><text:span text:style-name="T4"> (inglés, Google)</text:span></text:p>
      <text:list xml:id="list230215199485071" text:continue-numbering="true" text:style-name="List_20_1">
        <text:list-item>
          <text:p text:style-name="P85">Consultas.</text:p>
          <text:p text:style-name="P55"><text:span text:style-name="T41">“</text:span><text:span text:style-name="T65">carnegie mellon university graduate housing</text:span><text:span text:style-name="T43">”.</text:span></text:p>
        </text:list-item>
        <text:list-item>
          <text:p text:style-name="P85">Páginas exploradas.</text:p>
          <text:p text:style-name="P143">“<text:a xlink:type="simple" xlink:href="https://www.cmu.edu/graduate/current-grad-students/housing-transportation-dining/index.html" text:style-name="Internet_20_link" text:visited-style-name="Visited_20_Internet_20_Link">https://www.cmu.edu/graduate/current-grad-students/housing-transportation-dining/index.html</text:a>” – <text:span text:style-name="T108">Página con información sobre alojamiento, transporte y comidas de la universidad.</text:span></text:p>
          <text:p text:style-name="P143">“<text:a xlink:type="simple" xlink:href="https://www.cmu.edu/housing/our-communities/find-housing/off-campus-housing/index.html" text:style-name="Internet_20_link" text:visited-style-name="Visited_20_Internet_20_Link">https://www.cmu.edu/housing/our-communities/find-housing/off-campus-housing/index.html</text:a>” – <text:span text:style-name="T108">Página con información sobre los alojamientos fuera del campus.</text:span></text:p>
        </text:list-item>
        <text:list-item>
          <text:p text:style-name="P85">Ayuda proporcionada por el buscador.</text:p>
          <text:p text:style-name="P184"><text:span text:style-name="T62">N</text:span><text:span text:style-name="T40">inguna.</text:span></text:p>
        </text:list-item>
        <text:list-item>
          <text:p text:style-name="P85">Respuesta final.</text:p>
          <text:p text:style-name="P144">“<text:a xlink:type="simple" xlink:href="https://www.cmu.edu/housing/our-communities/find-housing/off-campus-housing/index.html" text:style-name="Internet_20_link" text:visited-style-name="Visited_20_Internet_20_Link">https://www.cmu.edu/housing/our-communities/find-housing/off-campus-housing/index.html</text:a>” – <text:span text:style-name="T108">Página con información sobre los alojamientos fuera del campus.</text:span></text:p>
        </text:list-item>
      </text:list>
      <text:p text:style-name="P27"><text:span text:style-name="T27">CMU</text:span><text:span text:style-name="T4"> (</text:span><text:span text:style-name="T27">castellano</text:span><text:span text:style-name="T4">, Google)</text:span></text:p>
      <text:list xml:id="list230214907175999" text:continue-numbering="true" text:style-name="List_20_1">
        <text:list-item>
          <text:p text:style-name="P85">Consultas.</text:p>
          <text:p text:style-name="P55"><text:span text:style-name="T41">“</text:span><text:span text:style-name="T65">universidad carnegie mellon alojamiento estudiantes</text:span><text:span text:style-name="T43">”.</text:span></text:p>
          <text:p text:style-name="P56"><text:span text:style-name="T41">“</text:span><text:span text:style-name="T65">universidad carnegie mellon”.</text:span></text:p>
        </text:list-item>
        <text:list-item>
          <text:p text:style-name="P85">Páginas exploradas.</text:p>
          <text:p text:style-name="P55"><text:span text:style-name="T41">“</text:span><text:a xlink:type="simple" xlink:href="https://www.universia.net/cl/universidades/carnegie-mellon-university.01896.html" text:style-name="Internet_20_link" text:visited-style-name="Visited_20_Internet_20_Link"><text:span text:style-name="T41">https://www.universia.net/cl/universidades/carnegie-mellon-university.01896.html</text:span></text:a><text:span text:style-name="T41">” – </text:span><text:span text:style-name="T71">No se obtiene información útil.</text:span></text:p>
          <text:p text:style-name="P55"><text:span text:style-name="T71">“</text:span><text:a xlink:type="simple" xlink:href="https://es.m.wikipedia.org/wiki/Universidad_Carnegie_Mellon" text:style-name="Internet_20_link" text:visited-style-name="Visited_20_Internet_20_Link"><text:span text:style-name="T71">https://es.m.wikipedia.org/wiki/Universidad_Carnegie_Mellon</text:span></text:a><text:span text:style-name="T71">” – Incluye el sitio web de la universidad.</text:span></text:p>
          <text:p text:style-name="P55"><text:span text:style-name="T71">“</text:span><text:a xlink:type="simple" xlink:href="https://www.cmu.edu/" text:style-name="Internet_20_link" text:visited-style-name="Visited_20_Internet_20_Link"><text:span text:style-name="T71">https://www.cmu.edu/</text:span></text:a><text:span text:style-name="T71">” - Introducimos “housing” en el buscador incluído en el sitio.</text:span></text:p>
          <text:p text:style-name="P55"><text:span text:style-name="T71">“</text:span><text:a xlink:type="simple" xlink:href="https://www.cmu.edu/housing/" text:style-name="Internet_20_link" text:visited-style-name="Visited_20_Internet_20_Link"><text:span text:style-name="T71">https://www.cmu.edu/housing/</text:span></text:a><text:span text:style-name="T71">” - </text:span><text:span text:style-name="T72">Información sobre el alojamiento de los estudiantes.</text:span></text:p>
        </text:list-item>
        <text:list-item>
          <text:p text:style-name="P85">Ayuda proporcionada por el buscador.</text:p>
          <text:p text:style-name="P182">Infobox con información de la Universidad Carnegie Mellon.</text:p>
        </text:list-item>
        <text:list-item>
          <text:p text:style-name="P85">Respuesta final.</text:p>
          <text:p text:style-name="P95"><text:span text:style-name="T71">“</text:span><text:a xlink:type="simple" xlink:href="https://www.cmu.edu/housing/" text:style-name="Internet_20_link" text:visited-style-name="Visited_20_Internet_20_Link"><text:span text:style-name="T71">https://www.cmu.edu/housing/</text:span></text:a><text:span text:style-name="T71">” - </text:span><text:span text:style-name="T72">Información sobre el alojamiento de los estudiantes.</text:span></text:p>
        </text:list-item>
      </text:list>
      <text:p text:style-name="P28"><text:soft-page-break/><text:span text:style-name="T27">CMU</text:span><text:span text:style-name="T4"> (inglés, </text:span><text:span text:style-name="T28">DuckDuckGo</text:span><text:span text:style-name="T4">)</text:span></text:p>
      <text:list xml:id="list230216067378759" text:continue-numbering="true" text:style-name="List_20_1">
        <text:list-item>
          <text:p text:style-name="P86">Consultas.</text:p>
          <text:p text:style-name="P57"><text:span text:style-name="T41">“</text:span><text:span text:style-name="T65">carnegie mellon university graduate housing</text:span><text:span text:style-name="T43">”.</text:span></text:p>
        </text:list-item>
        <text:list-item>
          <text:p text:style-name="P86">Páginas exploradas.</text:p>
          <text:p text:style-name="P145">“<text:a xlink:type="simple" xlink:href="https://www.cmu.edu/graduate/incoming-students/after-you-arrive/housing.html" text:style-name="Internet_20_link" text:visited-style-name="Visited_20_Internet_20_Link">https://www.cmu.edu/graduate/incoming-students/after-you-arrive/housing.html</text:a>” – <text:span text:style-name="T110">Otra página con información sobre el alojamiento en la universidad.</text:span></text:p>
        </text:list-item>
        <text:list-item>
          <text:p text:style-name="P86">Ayuda proporcionada por el buscador.</text:p>
          <text:p text:style-name="P185"><text:span text:style-name="T62">N</text:span><text:span text:style-name="T40">inguna.</text:span></text:p>
        </text:list-item>
        <text:list-item>
          <text:p text:style-name="P86">Respuesta final.</text:p>
          <text:p text:style-name="P146">“<text:a xlink:type="simple" xlink:href="https://www.cmu.edu/graduate/incoming-students/after-you-arrive/housing.html" text:style-name="Internet_20_link" text:visited-style-name="Visited_20_Internet_20_Link">https://www.cmu.edu/graduate/incoming-students/after-you-arrive/housing.html</text:a>” – <text:span text:style-name="T110">Otra página con información sobre el alojamiento en la universidad.</text:span></text:p>
        </text:list-item>
      </text:list>
      <text:p text:style-name="P28"><text:span text:style-name="T27">CMU</text:span><text:span text:style-name="T4"> (</text:span><text:span text:style-name="T28">castellano</text:span><text:span text:style-name="T4">, </text:span><text:span text:style-name="T28">DuckDuckGo</text:span><text:span text:style-name="T4">)</text:span></text:p>
      <text:list xml:id="list230215809099863" text:continue-numbering="true" text:style-name="List_20_1">
        <text:list-item>
          <text:p text:style-name="P86">Consultas.</text:p>
          <text:p text:style-name="P57"><text:span text:style-name="T41">“</text:span><text:span text:style-name="T65">universidad carnegie mellon alojamiento estudiantes</text:span><text:span text:style-name="T43">”.</text:span></text:p>
          <text:p text:style-name="P57"><text:span text:style-name="T41">“</text:span><text:span text:style-name="T65">universidad carnegie mellon”.</text:span></text:p>
        </text:list-item>
        <text:list-item>
          <text:p text:style-name="P86">Páginas exploradas.</text:p>
          <text:p text:style-name="P61"><text:span text:style-name="T41">“</text:span><text:a xlink:type="simple" xlink:href="https://www.universia.net/cl/universidades/carnegie-mellon-university.01896.html" text:style-name="Internet_20_link" text:visited-style-name="Visited_20_Internet_20_Link"><text:span text:style-name="T41">https://www.universia.net/cl/universidades/carnegie-mellon-university.01896.html</text:span></text:a><text:span text:style-name="T41">” – </text:span><text:span text:style-name="T71">No se obtiene información útil.</text:span></text:p>
          <text:p text:style-name="P61"><text:span text:style-name="T71">“</text:span><text:a xlink:type="simple" xlink:href="https://es.m.wikipedia.org/wiki/Universidad_Carnegie_Mellon" text:style-name="Internet_20_link" text:visited-style-name="Visited_20_Internet_20_Link"><text:span text:style-name="T71">https://es.m.wikipedia.org/wiki/Universidad_Carnegie_Mellon</text:span></text:a><text:span text:style-name="T71">” – Incluye el sitio web de la universidad.</text:span></text:p>
          <text:p text:style-name="P61"><text:span text:style-name="T71">“</text:span><text:a xlink:type="simple" xlink:href="https://www.cmu.edu/" text:style-name="Internet_20_link" text:visited-style-name="Visited_20_Internet_20_Link"><text:span text:style-name="T71">https://www.cmu.edu/</text:span></text:a><text:span text:style-name="T71">” - Introducimos “housing” en el buscador incluído en el sitio.</text:span></text:p>
          <text:p text:style-name="P96"><text:span text:style-name="T71">“</text:span><text:a xlink:type="simple" xlink:href="https://www.cmu.edu/housing/" text:style-name="Internet_20_link" text:visited-style-name="Visited_20_Internet_20_Link"><text:span text:style-name="T71">https://www.cmu.edu/housing/</text:span></text:a><text:span text:style-name="T71">” - </text:span><text:span text:style-name="T72">Información sobre el alojamiento de los estudiantes.</text:span></text:p>
        </text:list-item>
        <text:list-item>
          <text:p text:style-name="P86">Ayuda proporcionada por el buscador.</text:p>
          <text:p text:style-name="P183"><text:span text:style-name="T40">Infobox </text:span><text:span text:style-name="T90">de Wikipedia </text:span><text:span text:style-name="T40">con información de la Universidad Carnegie Mellon.</text:span></text:p>
        </text:list-item>
        <text:list-item>
          <text:p text:style-name="P86">Respuesta final.</text:p>
          <text:p text:style-name="P97"><text:span text:style-name="T71">“</text:span><text:a xlink:type="simple" xlink:href="https://www.cmu.edu/housing/" text:style-name="Internet_20_link" text:visited-style-name="Visited_20_Internet_20_Link"><text:span text:style-name="T71">https://www.cmu.edu/housing/</text:span></text:a><text:span text:style-name="T71">” - </text:span><text:span text:style-name="T72">Información sobre el alojamiento de los estudiante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 Light" svg:font-family="'Calibri Light', 'Calibri Light EmbeddedFont', 'Calibri Light MSFontService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1:45:46.185324536</meta:creation-date>
    <dc:date>2020-09-23T23:01:58.074578349</dc:date>
    <meta:editing-duration>PT4H14M1S</meta:editing-duration>
    <meta:editing-cycles>82</meta:editing-cycles>
    <meta:generator>LibreOffice/6.4.6.2$Linux_X86_64 LibreOffice_project/40$Build-2</meta:generator>
    <meta:document-statistic meta:table-count="0" meta:image-count="0" meta:object-count="0" meta:page-count="21" meta:paragraph-count="541" meta:word-count="3740" meta:character-count="27774" meta:non-whitespace-character-count="24991"/>
  </office:meta>
</office:document-meta>
</file>